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83.33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70.52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66.99mm"/>
    </style:style>
    <style:style style:name="co11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40.3mm"/>
    </style:style>
    <style:style style:name="co14" style:family="table-column">
      <style:table-column-properties fo:break-before="auto" style:column-width="42.47mm"/>
    </style:style>
    <style:style style:name="co15" style:family="table-column">
      <style:table-column-properties fo:break-before="auto" style:column-width="78.97mm"/>
    </style:style>
    <style:style style:name="co16" style:family="table-column">
      <style:table-column-properties fo:break-before="auto" style:column-width="39.21mm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8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 style:data-style-name="N37">
      <style:table-cell-properties fo:background-color="#fffbcc" style:text-align-source="fix" style:repeat-content="false"/>
      <style:paragraph-properties fo:text-align="start" fo:margin-left="0mm"/>
      <style:text-properties fo:color="#000000"/>
    </style:style>
    <style:style style:name="ce67" style:family="table-cell" style:parent-style-name="Default">
      <style:table-cell-properties fo:background-color="#fffbcc"/>
    </style:style>
    <style:style style:name="ce68" style:family="table-cell" style:parent-style-name="Default">
      <style:table-cell-properties fo:background-color="#ed1c24"/>
    </style:style>
    <style:style style:name="ce69" style:family="table-cell" style:parent-style-name="Default" style:data-style-name="N0">
      <style:table-cell-properties fo:background-color="#fffbcc" style:text-align-source="fix" style:repeat-content="false"/>
      <style:paragraph-properties fo:text-align="center" fo:margin-left="0mm"/>
      <style:text-properties fo:color="#000000"/>
    </style:style>
    <style:style style:name="ce70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71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color="#000000"/>
    </style:style>
    <style:style style:name="ce73" style:family="table-cell" style:parent-style-name="Default">
      <style:table-cell-properties fo:background-color="#fffbcc"/>
      <style:text-properties fo:color="#000000"/>
    </style:style>
    <style:style style:name="ce40" style:family="table-cell" style:parent-style-name="Default" style:data-style-name="N37"/>
    <style:style style:name="ce21" style:family="table-cell" style:parent-style-name="Default" style:data-style-name="N37"/>
    <style:style style:name="ce10" style:family="table-cell" style:parent-style-name="Default" style:data-style-name="N37">
      <style:table-cell-properties fo:background-color="#000000"/>
    </style:style>
    <style:style style:name="ce11" style:family="table-cell" style:parent-style-name="Default" style:data-style-name="N0"/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37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ackground-color="#fff200"/>
      <style:text-properties fo:color="#000000"/>
    </style:style>
    <style:style style:name="ce17" style:family="table-cell" style:parent-style-name="Default">
      <style:table-cell-properties fo:background-color="#fff200"/>
    </style:style>
    <style:style style:name="ce30" style:family="table-cell" style:parent-style-name="Default" style:data-style-name="N100">
      <style:table-cell-properties fo:background-color="#89c765"/>
    </style:style>
    <style:style style:name="ce31" style:family="table-cell" style:parent-style-name="Default">
      <style:table-cell-properties fo:background-color="#89c765"/>
    </style:style>
    <style:style style:name="ce32" style:family="table-cell" style:parent-style-name="Default">
      <style:table-cell-properties fo:background-color="#f37b70"/>
      <style:text-properties fo:color="#000000"/>
    </style:style>
    <style:style style:name="ce33" style:family="table-cell" style:parent-style-name="Default">
      <style:table-cell-properties fo:background-color="#f04e4d"/>
      <style:text-properties fo:color="#000000"/>
    </style:style>
    <style:style style:name="ce34" style:family="table-cell" style:parent-style-name="Default">
      <style:table-cell-properties fo:background-color="#f04e4d"/>
    </style:style>
    <style:style style:name="ce35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color="#000000"/>
    </style:style>
    <style:style style:name="ce36" style:family="table-cell" style:parent-style-name="Default">
      <style:table-cell-properties fo:background-color="#f04e4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value-type" style:repeat-content="false"/>
      <style:paragraph-properties fo:margin-left="0mm"/>
    </style:style>
    <style:style style:name="ce58" style:family="table-cell" style:parent-style-name="Default" style:data-style-name="N37">
      <style:table-cell-properties fo:background-color="#fffbcc" style:text-align-source="fix" style:repeat-content="false"/>
      <style:paragraph-properties fo:text-align="start" fo:margin-left="0mm"/>
      <style:text-properties fo:color="#000000"/>
    </style:style>
    <style:style style:name="ce59" style:family="table-cell" style:parent-style-name="Default">
      <style:table-cell-properties fo:background-color="#fffbcc"/>
    </style:style>
    <style:style style:name="ce60" style:family="table-cell" style:parent-style-name="Default">
      <style:table-cell-properties fo:background-color="#ed1c24"/>
    </style:style>
    <style:style style:name="ce61" style:family="table-cell" style:parent-style-name="Default" style:data-style-name="N0">
      <style:table-cell-properties fo:background-color="#fffbcc" style:text-align-source="fix" style:repeat-content="false"/>
      <style:paragraph-properties fo:text-align="center" fo:margin-left="0mm"/>
      <style:text-properties fo:color="#000000"/>
    </style:style>
    <style:style style:name="ce62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color="#000000"/>
    </style:style>
    <style:style style:name="ce65" style:family="table-cell" style:parent-style-name="Default">
      <style:table-cell-properties fo:background-color="#fffbcc"/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e0efd4"/>
    </style:style>
    <style:style style:name="ce5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hena_Final" table:style-name="ta1">
        <table:shapes>
          <draw:frame draw:z-index="0" draw:style-name="gr1" draw:text-style-name="P1" svg:width="152.35mm" svg:height="90.13mm" svg:x="5.77mm" svg:y="69.12mm">
            <draw:object draw:notify-on-update-of-ranges="Athena_Final.B3:Athena_Final.B7 Athena_Final.C3:Athena_Final.C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70.23mm" svg:height="90.21mm" svg:x="193.33mm" svg:y="67.26mm">
            <draw:object draw:notify-on-update-of-ranges="MongoDB_FInal.C2:MongoDB_FInal.C6 MongoDB_FInal.P2:MongoDB_FInal.P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1023" table:default-cell-style-name="Default"/>
        <table:table-row table:style-name="ro5">
          <table:table-cell office:value-type="string" calcext:value-type="string">
            <text:p/>
            <text:p>Essai</text:p>
          </table:table-cell>
          <table:table-cell office:value-type="string" calcext:value-type="string">
            <text:p>tai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ean(min)</text:p>
          </table:table-cell>
          <table:table-cell office:value-type="string" calcext:value-type="string">
            <text:p><text:s/>bin/spark-submit --class ripeatlasanalysis.AnalyseTraceroute <text:s text:c="4"/>--master local --driver-memory 30G <text:s/>/home/162558/SparkExample-0.0.4-SNAPSHOT-jar-with-dependencies.jar <text:s/>1517961600 <text:s/>1518566400 3600 /home/162558/spark/inputs/*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21" office:value-type="date" office:date-value="2018-02-07" calcext:value-type="date">
            <text:p>07/02/18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898.31" calcext:value-type="float">
            <text:p>1898.31</text:p>
          </table:table-cell>
          <table:table-cell office:value-type="float" office:value="1766.13126302" calcext:value-type="float">
            <text:p>1766.13126302</text:p>
          </table:table-cell>
          <table:table-cell table:number-columns-repeated="7"/>
          <table:table-cell table:style-name="ce19"/>
          <table:table-cell table:style-name="ce19" table:formula="of:=MIN([.C3:.L3])" office:value-type="float" office:value="1766.13126302" calcext:value-type="float">
            <text:p>1766.13126302</text:p>
          </table:table-cell>
          <table:table-cell table:style-name="ce19" table:formula="of:=MAX([.C3:.L3])" office:value-type="float" office:value="1898.31" calcext:value-type="float">
            <text:p>1898.31</text:p>
          </table:table-cell>
          <table:table-cell table:style-name="ce19" table:formula="of:=AVERAGE([.C3:.L3])" office:value-type="float" office:value="1832.22063151" calcext:value-type="float">
            <text:p>1832.22063151</text:p>
          </table:table-cell>
          <table:table-cell table:formula="of:=MEDIAN([.C3:.L3])" office:value-type="float" office:value="1832.22063151" calcext:value-type="float">
            <text:p>1832.22063151</text:p>
          </table:table-cell>
          <table:table-cell table:formula="of:=QUARTILE([.C3:.L3];1)" office:value-type="float" office:value="1799.175947265" calcext:value-type="float">
            <text:p>1799.175947265</text:p>
          </table:table-cell>
          <table:table-cell table:formula="of:=QUARTILE([.C3:.L3];3)" office:value-type="float" office:value="1865.265315755" calcext:value-type="float">
            <text:p>1865.265315755</text:p>
          </table:table-cell>
          <table:table-cell table:formula="of:=[.O3]/60" office:value-type="float" office:value="30.5370105251667" calcext:value-type="float">
            <text:p>30.5370105251667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07/02/2018 – 08/02/2018</text:p>
          </table:table-cell>
          <table:table-cell office:value-type="float" office:value="2" calcext:value-type="float">
            <text:p>2</text:p>
          </table:table-cell>
          <table:table-cell office:value-type="float" office:value="3533.6562171" calcext:value-type="float">
            <text:p>3533.6562171</text:p>
          </table:table-cell>
          <table:table-cell office:value-type="float" office:value="3622.10352111" calcext:value-type="float">
            <text:p>3622.10352111</text:p>
          </table:table-cell>
          <table:table-cell table:number-columns-repeated="7"/>
          <table:table-cell table:style-name="ce19"/>
          <table:table-cell table:style-name="ce19" table:formula="of:=MIN([.C4:.L4])" office:value-type="float" office:value="3533.6562171" calcext:value-type="float">
            <text:p>3533.6562171</text:p>
          </table:table-cell>
          <table:table-cell table:style-name="ce19" table:formula="of:=MAX([.C4:.L4])" office:value-type="float" office:value="3622.10352111" calcext:value-type="float">
            <text:p>3622.10352111</text:p>
          </table:table-cell>
          <table:table-cell table:style-name="ce19" table:formula="of:=AVERAGE([.C4:.L4])" office:value-type="float" office:value="3577.879869105" calcext:value-type="float">
            <text:p>3577.879869105</text:p>
          </table:table-cell>
          <table:table-cell table:formula="of:=MEDIAN([.C4:.L4])" office:value-type="float" office:value="3577.879869105" calcext:value-type="float">
            <text:p>3577.879869105</text:p>
          </table:table-cell>
          <table:table-cell table:formula="of:=QUARTILE([.C4:.L4];1)" office:value-type="float" office:value="3555.7680431025" calcext:value-type="float">
            <text:p>3555.7680431025</text:p>
          </table:table-cell>
          <table:table-cell table:formula="of:=QUARTILE([.C4:.L4];3)" office:value-type="float" office:value="3599.9916951075" calcext:value-type="float">
            <text:p>3599.9916951075</text:p>
          </table:table-cell>
          <table:table-cell table:formula="of:=[.O4]/60" office:value-type="float" office:value="59.63133115175" calcext:value-type="float">
            <text:p>59.6313311517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07/02/2018 – 09/02/2018</text:p>
          </table:table-cell>
          <table:table-cell office:value-type="float" office:value="3" calcext:value-type="float">
            <text:p>3</text:p>
          </table:table-cell>
          <table:table-cell office:value-type="float" office:value="5284.91494989" calcext:value-type="float">
            <text:p>5284.91494989</text:p>
          </table:table-cell>
          <table:table-cell table:number-columns-repeated="9"/>
          <table:table-cell table:style-name="ce19" table:formula="of:=MIN([.C5:.L5])" office:value-type="float" office:value="5284.91494989" calcext:value-type="float">
            <text:p>5284.91494989</text:p>
          </table:table-cell>
          <table:table-cell table:style-name="ce19" table:formula="of:=MAX([.C5:.L5])" office:value-type="float" office:value="5284.91494989" calcext:value-type="float">
            <text:p>5284.91494989</text:p>
          </table:table-cell>
          <table:table-cell table:style-name="ce19" table:formula="of:=AVERAGE([.C5:.L5])" office:value-type="float" office:value="5284.91494989" calcext:value-type="float">
            <text:p>5284.91494989</text:p>
          </table:table-cell>
          <table:table-cell table:formula="of:=MEDIAN([.C5:.L5])" office:value-type="float" office:value="5284.91494989" calcext:value-type="float">
            <text:p>5284.91494989</text:p>
          </table:table-cell>
          <table:table-cell table:formula="of:=QUARTILE([.C5:.L5];1)" office:value-type="float" office:value="5284.91494989" calcext:value-type="float">
            <text:p>5284.91494989</text:p>
          </table:table-cell>
          <table:table-cell table:formula="of:=QUARTILE([.C5:.L5];3)" office:value-type="float" office:value="5284.91494989" calcext:value-type="float">
            <text:p>5284.91494989</text:p>
          </table:table-cell>
          <table:table-cell table:formula="of:=[.O5]/60" office:value-type="float" office:value="88.0819158315" calcext:value-type="float">
            <text:p>88.081915831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07/02/2018 – 10/02/2018</text:p>
          </table:table-cell>
          <table:table-cell office:value-type="float" office:value="4" calcext:value-type="float">
            <text:p>4</text:p>
          </table:table-cell>
          <table:table-cell office:value-type="float" office:value="7228.88" calcext:value-type="float">
            <text:p>7228.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7/02/2018 – 11/02/2018</text:p>
          </table:table-cell>
          <table:table-cell office:value-type="float" office:value="5" calcext:value-type="float">
            <text:p>5</text:p>
          </table:table-cell>
          <table:table-cell office:value-type="float" office:value="8984.873281" calcext:value-type="float">
            <text:p>8984.8732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7/02/2018 – 12/02/2018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07/02/2018 – 13/02/2018 (3460005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style-name="ce10" office:value-type="date" office:date-value="2018-02-07" calcext:value-type="date">
            <text:p>07/02/18</text:p>
          </table:table-cell>
          <table:table-cell table:style-name="ce10"/>
          <table:table-cell table:style-name="ce18" office:value-type="float" office:value="2368.59194517" calcext:value-type="float">
            <text:p>2368.59194517</text:p>
          </table:table-cell>
          <table:table-cell table:style-name="ce18" office:value-type="float" office:value="2387.33" calcext:value-type="float">
            <text:p>2387.33</text:p>
          </table:table-cell>
          <table:table-cell table:style-name="ce18" office:value-type="float" office:value="2359.91" calcext:value-type="float">
            <text:p>2359.91</text:p>
          </table:table-cell>
          <table:table-cell table:style-name="ce18" office:value-type="float" office:value="2600.46765995" calcext:value-type="float">
            <text:p>2600.46765995</text:p>
          </table:table-cell>
          <table:table-cell table:style-name="ce18" office:value-type="float" office:value="2150.19" calcext:value-type="float">
            <text:p>2150.19</text:p>
          </table:table-cell>
          <table:table-cell table:style-name="ce18" table:number-columns-repeated="5"/>
          <table:table-cell table:style-name="ce18" table:formula="of:=MIN([.C3:.L3])" office:value-type="float" office:value="1766.13126302" calcext:value-type="float">
            <text:p>1766.13126302</text:p>
          </table:table-cell>
          <table:table-cell table:style-name="ce18" table:formula="of:=MAX([.C3:.L3])" office:value-type="float" office:value="1898.31" calcext:value-type="float">
            <text:p>1898.31</text:p>
          </table:table-cell>
          <table:table-cell table:style-name="ce18" table:number-columns-repeated="1010"/>
        </table:table-row>
      </table:table>
      <table:table table:name="MongoDB_FInal" table:style-name="ta1">
        <table:shapes>
          <draw:frame draw:z-index="0" draw:style-name="gr1" draw:text-style-name="P1" svg:width="171.88mm" svg:height="110.17mm" svg:x="260.72mm" svg:y="326.79mm">
            <draw:object draw:notify-on-update-of-ranges="MongoDB_FInal.C2:MongoDB_FInal.C6 MongoDB_FInal.R2:MongoDB_FInal.R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0.23mm" svg:height="90.21mm" svg:x="82.92mm" svg:y="337.6mm">
            <draw:object draw:notify-on-update-of-ranges="MongoDB_FInal.C2:MongoDB_FInal.C6 MongoDB_FInal.P2:MongoDB_FInal.P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6.73mm" svg:height="90.03mm" svg:x="41.2mm" svg:y="204.23mm">
            <draw:object draw:notify-on-update-of-ranges="MongoDB_FInal.T2:MongoDB_FInal.T6 MongoDB_FInal.N2:MongoDB_FInal.N6 MongoDB_FInal.O2:MongoDB_FInal.O6 MongoDB_FInal.S2:MongoDB_FInal.S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27"/>
        <table:table-column table:style-name="co2" table:default-cell-style-name="ce27"/>
        <table:table-column table:style-name="co6" table:default-cell-style-name="ce27"/>
        <table:table-column table:style-name="co2" table:number-columns-repeated="15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2" table:number-columns-repeated="9" table:default-cell-style-name="ce27"/>
        <table:table-column table:style-name="co2" table:number-columns-repeated="994" table:default-cell-style-name="Default"/>
        <table:table-row table:style-name="ro2">
          <table:table-cell office:value-type="string" calcext:value-type="string">
            <text:p>Périod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aille (GB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office:value-type="string" calcext:value-type="string">
            <text:p>Essai 8</text:p>
          </table:table-cell>
          <table:table-cell office:value-type="string" calcext:value-type="string">
            <text:p>Essai 9</text:p>
          </table:table-cell>
          <table:table-cell office:value-type="string" calcext:value-type="string">
            <text:p>Essai 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office:value-type="string" calcext:value-type="string">
            <text:p>Close (3 quartil)</text:p>
          </table:table-cell>
          <table:table-cell office:value-type="string" calcext:value-type="string">
            <text:p>Open 1 st quartile</text:p>
          </table:table-cell>
          <table:table-cell table:number-columns-repeated="1004"/>
        </table:table-row>
        <table:table-row table:style-name="ro2">
          <table:table-cell table:style-name="ce12" office:value-type="date" office:date-value="2018-02-07" calcext:value-type="date">
            <text:p>07/02/18</text:p>
          </table:table-cell>
          <table:table-cell table:style-name="ce26" office:value-type="float" office:value="494158" calcext:value-type="float">
            <text:p>494158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752.03" calcext:value-type="float">
            <text:p>752.03</text:p>
          </table:table-cell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755.24" calcext:value-type="float">
            <text:p>755.24</text:p>
          </table:table-cell>
          <table:table-cell table:style-name="ce13" office:value-type="float" office:value="751.21" calcext:value-type="float">
            <text:p>751.21</text:p>
          </table:table-cell>
          <table:table-cell table:style-name="ce13" office:value-type="float" office:value="756.53" calcext:value-type="float">
            <text:p>756.53</text:p>
          </table:table-cell>
          <table:table-cell table:style-name="ce13" office:value-type="float" office:value="752.34" calcext:value-type="float">
            <text:p>752.34</text:p>
          </table:table-cell>
          <table:table-cell table:style-name="ce13" office:value-type="float" office:value="753.02" calcext:value-type="float">
            <text:p>753.02</text:p>
          </table:table-cell>
          <table:table-cell table:style-name="ce13" office:value-type="float" office:value="748.92" calcext:value-type="float">
            <text:p>748.92</text:p>
          </table:table-cell>
          <table:table-cell table:style-name="ce13" office:value-type="float" office:value="753" calcext:value-type="float">
            <text:p>753</text:p>
          </table:table-cell>
          <table:table-cell table:style-name="ce13"/>
          <table:table-cell table:style-name="ce13" table:formula="of:=MIN([.D2:.M2])" office:value-type="float" office:value="748.92" calcext:value-type="float">
            <text:p>748.92</text:p>
          </table:table-cell>
          <table:table-cell table:style-name="ce13" table:formula="of:=MAX([.D2:.M2])" office:value-type="float" office:value="756.53" calcext:value-type="float">
            <text:p>756.53</text:p>
          </table:table-cell>
          <table:table-cell table:style-name="ce13" table:formula="of:=MEDIAN([.D2:.M2])" office:value-type="float" office:value="752.34" calcext:value-type="float">
            <text:p>752.34</text:p>
          </table:table-cell>
          <table:table-cell table:style-name="ce13" table:formula="of:=AVERAGE([.D2:.M2])" office:value-type="float" office:value="752.476666666667" calcext:value-type="float">
            <text:p>752.476666666667</text:p>
          </table:table-cell>
          <table:table-cell table:style-name="ce13" table:formula="of:=[.Q2]/60" office:value-type="float" office:value="12.5412777777778" calcext:value-type="float">
            <text:p>12.5412777777778</text:p>
          </table:table-cell>
          <table:table-cell table:style-name="ce13" table:formula="of:=QUARTILE([.D2:.M2];3)" office:value-type="float" office:value="753.02" calcext:value-type="float">
            <text:p>753.02</text:p>
          </table:table-cell>
          <table:table-cell table:style-name="ce13" table:formula="of:=QUARTILE([.D2:.M2];1)" office:value-type="float" office:value="751.21" calcext:value-type="float">
            <text:p>751.21</text:p>
          </table:table-cell>
          <table:table-cell table:style-name="ce13"/>
          <table:table-cell table:style-name="ce13" office:value-type="string" calcext:value-type="string">
            <text:p>cat 2018-02-07_00-00-00_msmId5004.json | <text:s/>mongoimport --db atlas --collection traceroute_2018_02_07</text:p>
          </table:table-cell>
          <table:table-cell table:style-name="ce13" table:number-columns-repeated="8"/>
          <table:table-cell table:style-name="ce16" table:number-columns-repeated="994"/>
        </table:table-row>
        <table:table-row table:style-name="ro2">
          <table:table-cell table:style-name="ce13" office:value-type="string" calcext:value-type="string">
            <text:p>07/02/2018 – 08/02/2018</text:p>
          </table:table-cell>
          <table:table-cell table:style-name="ce26" office:value-type="float" office:value="987995" calcext:value-type="float">
            <text:p>98799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99.28" calcext:value-type="float">
            <text:p>1499.28</text:p>
          </table:table-cell>
          <table:table-cell table:style-name="ce13" office:value-type="float" office:value="1504.98" calcext:value-type="float">
            <text:p>1504.98</text:p>
          </table:table-cell>
          <table:table-cell table:style-name="ce13" office:value-type="float" office:value="1503.62" calcext:value-type="float">
            <text:p>1503.62</text:p>
          </table:table-cell>
          <table:table-cell table:style-name="ce13" office:value-type="float" office:value="1495.48" calcext:value-type="float">
            <text:p>1495.48</text:p>
          </table:table-cell>
          <table:table-cell table:style-name="ce13" office:value-type="float" office:value="1497.27" calcext:value-type="float">
            <text:p>1497.27</text:p>
          </table:table-cell>
          <table:table-cell table:style-name="ce13" office:value-type="float" office:value="1509.66" calcext:value-type="float">
            <text:p>1509.66</text:p>
          </table:table-cell>
          <table:table-cell table:style-name="ce13" office:value-type="float" office:value="1495.15" calcext:value-type="float">
            <text:p>1495.15</text:p>
          </table:table-cell>
          <table:table-cell table:style-name="ce13" office:value-type="float" office:value="1501.56" calcext:value-type="float">
            <text:p>1501.56</text:p>
          </table:table-cell>
          <table:table-cell table:style-name="ce13" office:value-type="float" office:value="1504.88" calcext:value-type="float">
            <text:p>1504.88</text:p>
          </table:table-cell>
          <table:table-cell table:style-name="ce13"/>
          <table:table-cell table:style-name="ce13" table:formula="of:=MIN([.D3:.M3])" office:value-type="float" office:value="1495.15" calcext:value-type="float">
            <text:p>1495.15</text:p>
          </table:table-cell>
          <table:table-cell table:style-name="ce13" table:formula="of:=MAX([.D3:.M3])" office:value-type="float" office:value="1509.66" calcext:value-type="float">
            <text:p>1509.66</text:p>
          </table:table-cell>
          <table:table-cell table:style-name="ce13" table:formula="of:=MEDIAN([.D3:.M3])" office:value-type="float" office:value="1501.56" calcext:value-type="float">
            <text:p>1501.56</text:p>
          </table:table-cell>
          <table:table-cell table:style-name="ce13" table:formula="of:=AVERAGE([.D3:.M3])" office:value-type="float" office:value="1501.32" calcext:value-type="float">
            <text:p>1501.32</text:p>
          </table:table-cell>
          <table:table-cell table:style-name="ce13" table:formula="of:=[.Q3]/60" office:value-type="float" office:value="25.022" calcext:value-type="float">
            <text:p>25.022</text:p>
          </table:table-cell>
          <table:table-cell table:style-name="ce13" table:formula="of:=QUARTILE([.D3:.M3];3)" office:value-type="float" office:value="1504.88" calcext:value-type="float">
            <text:p>1504.88</text:p>
          </table:table-cell>
          <table:table-cell table:style-name="ce13" table:formula="of:=QUARTILE([.D3:.M3];1)" office:value-type="float" office:value="1497.27" calcext:value-type="float">
            <text:p>1497.27</text:p>
          </table:table-cell>
          <table:table-cell table:style-name="ce13" table:number-columns-repeated="10"/>
          <table:table-cell table:style-name="ce16" table:number-columns-repeated="994"/>
        </table:table-row>
        <table:table-row table:style-name="ro2">
          <table:table-cell table:style-name="ce13" office:value-type="string" calcext:value-type="string">
            <text:p>07/02/2018 – 09/02/2018</text:p>
          </table:table-cell>
          <table:table-cell table:style-name="ce26" office:value-type="float" office:value="1481942" calcext:value-type="float">
            <text:p>148194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75.89" calcext:value-type="float">
            <text:p>2275.89</text:p>
          </table:table-cell>
          <table:table-cell table:style-name="ce13" office:value-type="float" office:value="2265.96" calcext:value-type="float">
            <text:p>2265.96</text:p>
          </table:table-cell>
          <table:table-cell table:style-name="ce13" office:value-type="float" office:value="2284.98" calcext:value-type="float">
            <text:p>2284.98</text:p>
          </table:table-cell>
          <table:table-cell table:style-name="ce13" table:number-columns-repeated="7"/>
          <table:table-cell table:style-name="ce13" table:formula="of:=MIN([.D4:.M4])" office:value-type="float" office:value="2265.96" calcext:value-type="float">
            <text:p>2265.96</text:p>
          </table:table-cell>
          <table:table-cell table:style-name="ce13" table:formula="of:=MAX([.D4:.M4])" office:value-type="float" office:value="2284.98" calcext:value-type="float">
            <text:p>2284.98</text:p>
          </table:table-cell>
          <table:table-cell table:style-name="ce13" table:formula="of:=MEDIAN([.D4:.M4])" office:value-type="float" office:value="2275.89" calcext:value-type="float">
            <text:p>2275.89</text:p>
          </table:table-cell>
          <table:table-cell table:style-name="ce13" table:formula="of:=AVERAGE([.D4:.M4])" office:value-type="float" office:value="2275.61" calcext:value-type="float">
            <text:p>2275.61</text:p>
          </table:table-cell>
          <table:table-cell table:style-name="ce13" table:formula="of:=[.Q4]/60" office:value-type="float" office:value="37.9268333333333" calcext:value-type="float">
            <text:p>37.9268333333333</text:p>
          </table:table-cell>
          <table:table-cell table:style-name="ce13" table:formula="of:=QUARTILE([.D4:.M4];3)" office:value-type="float" office:value="2280.435" calcext:value-type="float">
            <text:p>2280.435</text:p>
          </table:table-cell>
          <table:table-cell table:style-name="ce13" table:formula="of:=QUARTILE([.D4:.M4];1)" office:value-type="float" office:value="2270.925" calcext:value-type="float">
            <text:p>2270.925</text:p>
          </table:table-cell>
          <table:table-cell table:style-name="ce13" table:number-columns-repeated="10"/>
          <table:table-cell table:style-name="ce16" table:number-columns-repeated="994"/>
        </table:table-row>
        <table:table-row table:style-name="ro6">
          <table:table-cell table:style-name="ce14" office:value-type="string" calcext:value-type="string">
            <text:p>07/02/2018 – 10/02/2018</text:p>
          </table:table-cell>
          <table:table-cell table:style-name="ce26" office:value-type="float" office:value="1976010" calcext:value-type="float">
            <text:p>197601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35.19" calcext:value-type="float">
            <text:p>3035.19</text:p>
          </table:table-cell>
          <table:table-cell table:style-name="ce14" office:value-type="float" office:value="3043.21" calcext:value-type="float">
            <text:p>3043.21</text:p>
          </table:table-cell>
          <table:table-cell table:style-name="ce14" office:value-type="float" office:value="3057.45" calcext:value-type="float">
            <text:p>3057.45</text:p>
          </table:table-cell>
          <table:table-cell table:style-name="ce14" table:number-columns-repeated="7"/>
          <table:table-cell table:style-name="ce13" table:formula="of:=MIN([.D5:.M5])" office:value-type="float" office:value="3035.19" calcext:value-type="float">
            <text:p>3035.19</text:p>
          </table:table-cell>
          <table:table-cell table:style-name="ce13" table:formula="of:=MAX([.D5:.M5])" office:value-type="float" office:value="3057.45" calcext:value-type="float">
            <text:p>3057.45</text:p>
          </table:table-cell>
          <table:table-cell table:style-name="ce13" table:formula="of:=MEDIAN([.D5:.M5])" office:value-type="float" office:value="3043.21" calcext:value-type="float">
            <text:p>3043.21</text:p>
          </table:table-cell>
          <table:table-cell table:style-name="ce13" table:formula="of:=AVERAGE([.D5:.M5])" office:value-type="float" office:value="3045.28333333333" calcext:value-type="float">
            <text:p>3045.28333333333</text:p>
          </table:table-cell>
          <table:table-cell table:style-name="ce13" table:formula="of:=[.Q5]/60" office:value-type="float" office:value="50.7547222222222" calcext:value-type="float">
            <text:p>50.7547222222222</text:p>
          </table:table-cell>
          <table:table-cell table:style-name="ce13" table:formula="of:=QUARTILE([.D5:.M5];3)" office:value-type="float" office:value="3050.33" calcext:value-type="float">
            <text:p>3050.33</text:p>
          </table:table-cell>
          <table:table-cell table:style-name="ce13" table:formula="of:=QUARTILE([.D5:.M5];1)" office:value-type="float" office:value="3039.2" calcext:value-type="float">
            <text:p>3039.2</text:p>
          </table:table-cell>
          <table:table-cell table:style-name="ce13"/>
          <table:table-cell table:style-name="ce14" table:number-columns-repeated="9"/>
          <table:table-cell table:style-name="ce17" table:number-columns-repeated="994"/>
        </table:table-row>
        <table:table-row table:style-name="ro2">
          <table:table-cell table:style-name="ce14" office:value-type="string" calcext:value-type="string">
            <text:p>07/02/2018 – 11/02/2018</text:p>
          </table:table-cell>
          <table:table-cell table:style-name="ce26" office:value-type="float" office:value="2470027" calcext:value-type="float">
            <text:p>247002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71" calcext:value-type="float">
            <text:p>3871</text:p>
          </table:table-cell>
          <table:table-cell table:style-name="ce14" office:value-type="string" calcext:value-type="string">
            <text:p>3889,57</text:p>
          </table:table-cell>
          <table:table-cell table:style-name="ce14" office:value-type="string" calcext:value-type="string">
            <text:p>3894,5</text:p>
          </table:table-cell>
          <table:table-cell table:style-name="ce14" table:number-columns-repeated="7"/>
          <table:table-cell table:style-name="ce13" table:formula="of:=MIN([.D6:.M6])" office:value-type="float" office:value="3871" calcext:value-type="float">
            <text:p>3871</text:p>
          </table:table-cell>
          <table:table-cell table:style-name="ce13" table:formula="of:=MAX([.D6:.M6])" office:value-type="float" office:value="3871" calcext:value-type="float">
            <text:p>3871</text:p>
          </table:table-cell>
          <table:table-cell table:style-name="ce13" table:formula="of:=MEDIAN([.D6:.M6])" office:value-type="float" office:value="3871" calcext:value-type="float">
            <text:p>3871</text:p>
          </table:table-cell>
          <table:table-cell table:style-name="ce13" table:formula="of:=AVERAGE([.D6:.M6])" office:value-type="float" office:value="3871" calcext:value-type="float">
            <text:p>3871</text:p>
          </table:table-cell>
          <table:table-cell table:style-name="ce13" table:formula="of:=[.Q6]/60" office:value-type="float" office:value="64.5166666666667" calcext:value-type="float">
            <text:p>64.5166666666667</text:p>
          </table:table-cell>
          <table:table-cell table:style-name="ce13" table:formula="of:=QUARTILE([.D6:.M6];3)" office:value-type="float" office:value="3871" calcext:value-type="float">
            <text:p>3871</text:p>
          </table:table-cell>
          <table:table-cell table:style-name="ce13" table:formula="of:=QUARTILE([.D6:.M6];1)" office:value-type="float" office:value="3871" calcext:value-type="float">
            <text:p>3871</text:p>
          </table:table-cell>
          <table:table-cell table:style-name="ce13"/>
          <table:table-cell table:style-name="ce14" table:number-columns-repeated="9"/>
          <table:table-cell table:style-name="ce17" table:number-columns-repeated="994"/>
        </table:table-row>
        <table:table-row table:style-name="ro2">
          <table:table-cell office:value-type="string" calcext:value-type="string">
            <text:p>07/02/2018 – 12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3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style-name="ce12" office:value-type="date" office:date-value="2018-02-07" calcext:value-type="date">
            <text:p>07/02/18</text:p>
          </table:table-cell>
          <table:table-cell table:style-name="ce15" office:value-type="float" office:value="494158" calcext:value-type="float">
            <text:p>494158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752.03" calcext:value-type="float">
            <text:p>752.03</text:p>
          </table:table-cell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755.24" calcext:value-type="float">
            <text:p>755.2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07/02/2018 – 08/02/2018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99.28" calcext:value-type="float">
            <text:p>1499.28</text:p>
          </table:table-cell>
          <table:table-cell table:style-name="ce13" office:value-type="float" office:value="1504.98" calcext:value-type="float">
            <text:p>1504.98</text:p>
          </table:table-cell>
          <table:table-cell table:style-name="ce13" office:value-type="float" office:value="1503.62" calcext:value-type="float">
            <text:p>1503.62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07/02/2018 – 09/02/2018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75.89" calcext:value-type="float">
            <text:p>2275.89</text:p>
          </table:table-cell>
          <table:table-cell table:style-name="ce13" office:value-type="float" office:value="2265.96" calcext:value-type="float">
            <text:p>2265.96</text:p>
          </table:table-cell>
          <table:table-cell table:style-name="ce13" office:value-type="float" office:value="2284.98" calcext:value-type="float">
            <text:p>2284.9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07/02/2018 – 10/02/201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35.19" calcext:value-type="float">
            <text:p>3035.19</text:p>
          </table:table-cell>
          <table:table-cell table:style-name="ce14" office:value-type="float" office:value="3043.21" calcext:value-type="float">
            <text:p>3043.21</text:p>
          </table:table-cell>
          <table:table-cell table:style-name="ce14" office:value-type="float" office:value="3057.45" calcext:value-type="float">
            <text:p>3057.45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07/02/2018 – 11/02/201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71" calcext:value-type="float">
            <text:p>3871</text:p>
          </table:table-cell>
          <table:table-cell table:style-name="ce14" office:value-type="string" calcext:value-type="string">
            <text:p>3889,57</text:p>
          </table:table-cell>
          <table:table-cell table:style-name="ce14" office:value-type="string" calcext:value-type="string">
            <text:p>3894,5</text:p>
          </table:table-cell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rk_Final" table:style-name="ta1">
        <table:shapes>
          <draw:frame draw:z-index="0" draw:style-name="gr1" draw:text-style-name="P1" svg:width="159.82mm" svg:height="90mm" svg:x="176.06mm" svg:y="404.34mm">
            <draw:object draw:notify-on-update-of-ranges="Spark_Final.O2:Spark_Final.O6 Spark_Final.P2:Spark_Final.P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64mm" svg:height="93.72mm" svg:x="187.4mm" svg:y="52.3mm">
            <draw:object draw:notify-on-update-of-ranges="Spark_Final.S2:Spark_Final.S7 Spark_Final.O2:Spark_Final.O7 Spark_Final.P2:Spark_Final.P7 Spark_Final.T2:Spark_Final.T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11" table:default-cell-style-name="ce27"/>
        <table:table-column table:style-name="co13" table:default-cell-style-name="ce27"/>
        <table:table-column table:style-name="co2" table:number-columns-repeated="16" table:default-cell-style-name="Default"/>
        <table:table-column table:style-name="co14" table:default-cell-style-name="Default"/>
        <table:table-column table:style-name="co2" table:number-columns-repeated="1003" table:default-cell-style-name="Default"/>
        <table:table-row table:style-name="ro2">
          <table:table-cell office:value-type="string" calcext:value-type="string">
            <text:p>Pé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mbre de liens</text:p>
          </table:table-cell>
          <table:table-cell office:value-type="string" calcext:value-type="string">
            <text:p>Nombre traceroute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<text:span text:style-name="T1">Essai </text:span>3</text:p>
          </table:table-cell>
          <table:table-cell office:value-type="string" calcext:value-type="string">
            <text:p><text:span text:style-name="T1">Essai </text:span>4</text:p>
          </table:table-cell>
          <table:table-cell office:value-type="string" calcext:value-type="string">
            <text:p><text:span text:style-name="T1">Essai </text:span>5</text:p>
          </table:table-cell>
          <table:table-cell office:value-type="string" calcext:value-type="string">
            <text:p><text:span text:style-name="T1">Essai </text:span>6</text:p>
          </table:table-cell>
          <table:table-cell office:value-type="string" calcext:value-type="string">
            <text:p><text:span text:style-name="T1">Essai </text:span>7</text:p>
          </table:table-cell>
          <table:table-cell office:value-type="string" calcext:value-type="string">
            <text:p><text:span text:style-name="T1">Essai </text:span>8</text:p>
          </table:table-cell>
          <table:table-cell office:value-type="string" calcext:value-type="string">
            <text:p><text:span text:style-name="T1">Essai </text:span>9</text:p>
          </table:table-cell>
          <table:table-cell office:value-type="string" calcext:value-type="string">
            <text:p><text:span text:style-name="T1">Essai </text:span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rst quartil</text:p>
          </table:table-cell>
          <table:table-cell office:value-type="string" calcext:value-type="string">
            <text:p>thierd quartil</text:p>
          </table:table-cell>
          <table:table-cell office:value-type="string" calcext:value-type="string">
            <text:p>moyenne (min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1"/>
        </table:table-row>
        <table:table-row table:style-name="ro2">
          <table:table-cell table:style-name="ce30" office:value-type="string" calcext:value-type="string">
            <text:p>07/02/18</text:p>
          </table:table-cell>
          <table:table-cell table:style-name="ce31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494158" calcext:value-type="float">
            <text:p>494158</text:p>
          </table:table-cell>
          <table:table-cell table:style-name="ce31" office:value-type="float" office:value="838" calcext:value-type="float">
            <text:p>838</text:p>
          </table:table-cell>
          <table:table-cell table:style-name="ce31" office:value-type="float" office:value="1137" calcext:value-type="float">
            <text:p>1137</text:p>
          </table:table-cell>
          <table:table-cell table:style-name="ce31" office:value-type="float" office:value="971" calcext:value-type="float">
            <text:p>971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table:formula="of:=MIN([.E2:.N2])" office:value-type="float" office:value="421" calcext:value-type="float">
            <text:p>421</text:p>
          </table:table-cell>
          <table:table-cell table:style-name="ce31" table:formula="of:=MAX([.E2:.N2])" office:value-type="float" office:value="1137" calcext:value-type="float">
            <text:p>1137</text:p>
          </table:table-cell>
          <table:table-cell table:style-name="ce31" table:formula="of:=AVERAGE([.E2:.N2])" office:value-type="float" office:value="686.1" calcext:value-type="float">
            <text:p>686.1</text:p>
          </table:table-cell>
          <table:table-cell table:style-name="ce31" table:formula="of:=MEDIAN([.E2:.N2])" office:value-type="float" office:value="631.5" calcext:value-type="float">
            <text:p>631.5</text:p>
          </table:table-cell>
          <table:table-cell table:style-name="ce31" table:formula="of:=QUARTILE([.E2:.N2];1)" office:value-type="float" office:value="444.5" calcext:value-type="float">
            <text:p>444.5</text:p>
          </table:table-cell>
          <table:table-cell table:style-name="ce31" table:formula="of:=QUARTILE([.E2:.N2];3)" office:value-type="float" office:value="888.25" calcext:value-type="float">
            <text:p>888.25</text:p>
          </table:table-cell>
          <table:table-cell table:style-name="ce32" table:formula="of:=[.Q2]/60" office:value-type="float" office:value="11.435" calcext:value-type="float">
            <text:p>11.435</text:p>
          </table:table-cell>
          <table:table-cell table:style-name="ce31" office:value-type="float" office:value="686.1" calcext:value-type="float">
            <text:p>686.1</text:p>
          </table:table-cell>
          <table:table-cell table:style-name="ce31" office:value-type="float" office:value="11.435" calcext:value-type="float">
            <text:p>11.435</text:p>
          </table:table-cell>
          <table:table-cell table:style-name="ce31" office:value-type="string" calcext:value-type="string">
            <text:p><text:s/>bin/spark-submit --class ripeatlasanalysis.AnalyseTraceroute <text:s text:c="4"/>--master local --driver-memory 30G <text:s/>/home/162558/SparkExample-lowprints-0.0.5-SNAPSHOT-jar-with-dependencies.jar <text:s/>1517961600 <text:s/>1518048000 3600 <text:s/></text:p>
          </table:table-cell>
          <table:table-cell table:style-name="ce31" table:number-columns-repeated="1000"/>
        </table:table-row>
        <table:table-row table:style-name="ro4">
          <table:table-cell table:style-name="ce31" office:value-type="string" calcext:value-type="string">
            <text:p>07/02/2018 – 08/02/2018</text:p>
          </table:table-cell>
          <table:table-cell table:style-name="ce31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987995" calcext:value-type="float">
            <text:p>987995</text:p>
          </table:table-cell>
          <table:table-cell table:style-name="ce31" office:value-type="float" office:value="936" calcext:value-type="float">
            <text:p>936</text:p>
          </table:table-cell>
          <table:table-cell table:style-name="ce31" office:value-type="float" office:value="1034" calcext:value-type="float">
            <text:p>1034</text:p>
          </table:table-cell>
          <table:table-cell table:style-name="ce31" office:value-type="float" office:value="1005" calcext:value-type="float">
            <text:p>1005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office:value-type="float" office:value="874" calcext:value-type="float">
            <text:p>874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951" calcext:value-type="float">
            <text:p>951</text:p>
          </table:table-cell>
          <table:table-cell table:style-name="ce31" office:value-type="float" office:value="924" calcext:value-type="float">
            <text:p>924</text:p>
          </table:table-cell>
          <table:table-cell table:style-name="ce31" office:value-type="float" office:value="864" calcext:value-type="float">
            <text:p>864</text:p>
          </table:table-cell>
          <table:table-cell table:style-name="ce31" table:formula="of:=MIN([.E3:.N3])" office:value-type="float" office:value="852" calcext:value-type="float">
            <text:p>852</text:p>
          </table:table-cell>
          <table:table-cell table:style-name="ce31" table:formula="of:=MAX([.E3:.N3])" office:value-type="float" office:value="1034" calcext:value-type="float">
            <text:p>1034</text:p>
          </table:table-cell>
          <table:table-cell table:style-name="ce31" table:formula="of:=AVERAGE([.E3:.N3])" office:value-type="float" office:value="924.9" calcext:value-type="float">
            <text:p>924.9</text:p>
          </table:table-cell>
          <table:table-cell table:style-name="ce31" table:formula="of:=MEDIAN([.E3:.N3])" office:value-type="float" office:value="930" calcext:value-type="float">
            <text:p>930</text:p>
          </table:table-cell>
          <table:table-cell table:style-name="ce31" table:formula="of:=QUARTILE([.E3:.N3];1)" office:value-type="float" office:value="866.5" calcext:value-type="float">
            <text:p>866.5</text:p>
          </table:table-cell>
          <table:table-cell table:style-name="ce31" table:formula="of:=QUARTILE([.E3:.N3];3)" office:value-type="float" office:value="953.25" calcext:value-type="float">
            <text:p>953.25</text:p>
          </table:table-cell>
          <table:table-cell table:style-name="ce32" table:formula="of:=[.Q3]/60" office:value-type="float" office:value="15.415" calcext:value-type="float">
            <text:p>15.415</text:p>
          </table:table-cell>
          <table:table-cell table:style-name="ce31" office:value-type="float" office:value="924.9" calcext:value-type="float">
            <text:p>924.9</text:p>
          </table:table-cell>
          <table:table-cell table:style-name="ce31" office:value-type="float" office:value="15.415" calcext:value-type="float">
            <text:p>15.415</text:p>
          </table:table-cell>
          <table:table-cell table:style-name="ce31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31" table:number-columns-repeated="1000"/>
        </table:table-row>
        <table:table-row table:style-name="ro7">
          <table:table-cell table:style-name="ce31" office:value-type="string" calcext:value-type="string">
            <text:p>07/02/2018 à 09/02/2018</text:p>
          </table:table-cell>
          <table:table-cell table:style-name="ce31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1481942" calcext:value-type="float">
            <text:p>1481942</text:p>
          </table:table-cell>
          <table:table-cell table:style-name="ce31" office:value-type="float" office:value="1449" calcext:value-type="float">
            <text:p>1449</text:p>
          </table:table-cell>
          <table:table-cell table:style-name="ce31" office:value-type="float" office:value="1930" calcext:value-type="float">
            <text:p>1930</text:p>
          </table:table-cell>
          <table:table-cell table:style-name="ce31" office:value-type="float" office:value="1704" calcext:value-type="float">
            <text:p>1704</text:p>
          </table:table-cell>
          <table:table-cell table:style-name="ce31" table:number-columns-repeated="7"/>
          <table:table-cell table:style-name="ce31" table:formula="of:=MIN([.E4:.N4])" office:value-type="float" office:value="1449" calcext:value-type="float">
            <text:p>1449</text:p>
          </table:table-cell>
          <table:table-cell table:style-name="ce31" table:formula="of:=MAX([.E4:.N4])" office:value-type="float" office:value="1930" calcext:value-type="float">
            <text:p>1930</text:p>
          </table:table-cell>
          <table:table-cell table:style-name="ce31" table:formula="of:=AVERAGE([.E4:.N4])" office:value-type="float" office:value="1694.33333333333" calcext:value-type="float">
            <text:p>1694.33333333333</text:p>
          </table:table-cell>
          <table:table-cell table:style-name="ce31" table:formula="of:=MEDIAN([.E4:.N4])" office:value-type="float" office:value="1704" calcext:value-type="float">
            <text:p>1704</text:p>
          </table:table-cell>
          <table:table-cell table:style-name="ce31" table:formula="of:=QUARTILE([.E4:.N4];1)" office:value-type="float" office:value="1576.5" calcext:value-type="float">
            <text:p>1576.5</text:p>
          </table:table-cell>
          <table:table-cell table:style-name="ce31" table:formula="of:=QUARTILE([.E4:.N4];3)" office:value-type="float" office:value="1817" calcext:value-type="float">
            <text:p>1817</text:p>
          </table:table-cell>
          <table:table-cell table:style-name="ce32" table:formula="of:=[.Q4]/60" office:value-type="float" office:value="28.2388888888889" calcext:value-type="float">
            <text:p>28.2388888888889</text:p>
          </table:table-cell>
          <table:table-cell table:style-name="ce31" office:value-type="float" office:value="1694.33333333333" calcext:value-type="float">
            <text:p>1694.33333333333</text:p>
          </table:table-cell>
          <table:table-cell table:style-name="ce31" office:value-type="float" office:value="28.2388888888889" calcext:value-type="float">
            <text:p>28.2388888888889</text:p>
          </table:table-cell>
          <table:table-cell table:style-name="ce31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31" table:number-columns-repeated="1000"/>
        </table:table-row>
        <table:table-row table:style-name="ro2">
          <table:table-cell table:style-name="ce31" office:value-type="string" calcext:value-type="string">
            <text:p>07/02/2018 – 10/02/2018</text:p>
          </table:table-cell>
          <table:table-cell table:style-name="ce31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1976010" calcext:value-type="float">
            <text:p>1976010</text:p>
          </table:table-cell>
          <table:table-cell table:style-name="ce31" office:value-type="float" office:value="2139" calcext:value-type="float">
            <text:p>2139</text:p>
          </table:table-cell>
          <table:table-cell table:style-name="ce31" office:value-type="float" office:value="1714" calcext:value-type="float">
            <text:p>1714</text:p>
          </table:table-cell>
          <table:table-cell table:style-name="ce31" office:value-type="float" office:value="1881" calcext:value-type="float">
            <text:p>1881</text:p>
          </table:table-cell>
          <table:table-cell table:style-name="ce31" office:value-type="float" office:value="1868" calcext:value-type="float">
            <text:p>1868</text:p>
          </table:table-cell>
          <table:table-cell table:style-name="ce31" office:value-type="float" office:value="1992" calcext:value-type="float">
            <text:p>1992</text:p>
          </table:table-cell>
          <table:table-cell table:style-name="ce31" office:value-type="float" office:value="2048" calcext:value-type="float">
            <text:p>2048</text:p>
          </table:table-cell>
          <table:table-cell table:style-name="ce31" office:value-type="float" office:value="2102" calcext:value-type="float">
            <text:p>2102</text:p>
          </table:table-cell>
          <table:table-cell table:style-name="ce31" office:value-type="float" office:value="1761" calcext:value-type="float">
            <text:p>1761</text:p>
          </table:table-cell>
          <table:table-cell table:style-name="ce31" office:value-type="float" office:value="2142" calcext:value-type="float">
            <text:p>2142</text:p>
          </table:table-cell>
          <table:table-cell table:style-name="ce31" office:value-type="float" office:value="2038" calcext:value-type="float">
            <text:p>2038</text:p>
          </table:table-cell>
          <table:table-cell table:style-name="ce31" table:formula="of:=MIN([.E5:.N5])" office:value-type="float" office:value="1714" calcext:value-type="float">
            <text:p>1714</text:p>
          </table:table-cell>
          <table:table-cell table:style-name="ce31" table:formula="of:=MAX([.E5:.N5])" office:value-type="float" office:value="2142" calcext:value-type="float">
            <text:p>2142</text:p>
          </table:table-cell>
          <table:table-cell table:style-name="ce31" table:formula="of:=AVERAGE([.E5:.N5])" office:value-type="float" office:value="1968.5" calcext:value-type="float">
            <text:p>1968.5</text:p>
          </table:table-cell>
          <table:table-cell table:style-name="ce31" table:formula="of:=MEDIAN([.E5:.N5])" office:value-type="float" office:value="2015" calcext:value-type="float">
            <text:p>2015</text:p>
          </table:table-cell>
          <table:table-cell table:style-name="ce31" table:formula="of:=QUARTILE([.E5:.N5];1)" office:value-type="float" office:value="1871.25" calcext:value-type="float">
            <text:p>1871.25</text:p>
          </table:table-cell>
          <table:table-cell table:style-name="ce31" table:formula="of:=QUARTILE([.E5:.N5];3)" office:value-type="float" office:value="2088.5" calcext:value-type="float">
            <text:p>2088.5</text:p>
          </table:table-cell>
          <table:table-cell table:style-name="ce32" table:formula="of:=[.T5]/60" office:value-type="float" office:value="34.8083333333333" calcext:value-type="float">
            <text:p>34.8083333333333</text:p>
          </table:table-cell>
          <table:table-cell table:style-name="ce31" office:value-type="float" office:value="1926.5" calcext:value-type="float">
            <text:p>1926.5</text:p>
          </table:table-cell>
          <table:table-cell table:style-name="ce31" office:value-type="float" office:value="32.1083333333333" calcext:value-type="float">
            <text:p>32.1083333333333</text:p>
          </table:table-cell>
          <table:table-cell table:style-name="ce31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07200 3600</text:p>
          </table:table-cell>
          <table:table-cell table:style-name="ce31" table:number-columns-repeated="1000"/>
        </table:table-row>
        <table:table-row table:style-name="ro2">
          <table:table-cell table:style-name="ce31" office:value-type="string" calcext:value-type="string">
            <text:p>07/02/2018 – 11/02/2018</text:p>
          </table:table-cell>
          <table:table-cell table:style-name="ce31" office:value-type="float" office:value="5" calcext:value-type="float">
            <text:p>5</text:p>
          </table:table-cell>
          <table:table-cell table:style-name="ce26"/>
          <table:table-cell table:style-name="ce26" office:value-type="float" office:value="2470027" calcext:value-type="float">
            <text:p>2470027</text:p>
          </table:table-cell>
          <table:table-cell table:style-name="ce31" office:value-type="float" office:value="3116" calcext:value-type="float">
            <text:p>3116</text:p>
          </table:table-cell>
          <table:table-cell table:style-name="ce31" office:value-type="float" office:value="3030" calcext:value-type="float">
            <text:p>3030</text:p>
          </table:table-cell>
          <table:table-cell table:style-name="ce31" office:value-type="float" office:value="3161" calcext:value-type="float">
            <text:p>3161</text:p>
          </table:table-cell>
          <table:table-cell table:style-name="ce31" office:value-type="float" office:value="3033" calcext:value-type="float">
            <text:p>3033</text:p>
          </table:table-cell>
          <table:table-cell table:style-name="ce31" office:value-type="float" office:value="3169" calcext:value-type="float">
            <text:p>3169</text:p>
          </table:table-cell>
          <table:table-cell table:style-name="ce31" office:value-type="float" office:value="3001" calcext:value-type="float">
            <text:p>3001</text:p>
          </table:table-cell>
          <table:table-cell table:style-name="ce31" office:value-type="float" office:value="2773" calcext:value-type="float">
            <text:p>2773</text:p>
          </table:table-cell>
          <table:table-cell table:style-name="ce31" office:value-type="float" office:value="2937" calcext:value-type="float">
            <text:p>2937</text:p>
          </table:table-cell>
          <table:table-cell table:style-name="ce31" office:value-type="float" office:value="3319" calcext:value-type="float">
            <text:p>3319</text:p>
          </table:table-cell>
          <table:table-cell table:style-name="ce31" office:value-type="float" office:value="3122" calcext:value-type="float">
            <text:p>3122</text:p>
          </table:table-cell>
          <table:table-cell table:style-name="ce31" table:formula="of:=MIN([.E6:.N6])" office:value-type="float" office:value="2773" calcext:value-type="float">
            <text:p>2773</text:p>
          </table:table-cell>
          <table:table-cell table:style-name="ce31" table:formula="of:=MAX([.E6:.N6])" office:value-type="float" office:value="3319" calcext:value-type="float">
            <text:p>3319</text:p>
          </table:table-cell>
          <table:table-cell table:style-name="ce31" table:formula="of:=AVERAGE([.E6:.N6])" office:value-type="float" office:value="3066.1" calcext:value-type="float">
            <text:p>3066.1</text:p>
          </table:table-cell>
          <table:table-cell table:style-name="ce31" table:formula="of:=MEDIAN([.E6:.N6])" office:value-type="float" office:value="3074.5" calcext:value-type="float">
            <text:p>3074.5</text:p>
          </table:table-cell>
          <table:table-cell table:style-name="ce31" table:formula="of:=QUARTILE([.E6:.N6];1)" office:value-type="float" office:value="3008.25" calcext:value-type="float">
            <text:p>3008.25</text:p>
          </table:table-cell>
          <table:table-cell table:style-name="ce31" table:formula="of:=QUARTILE([.E6:.N6];3)" office:value-type="float" office:value="3151.25" calcext:value-type="float">
            <text:p>3151.25</text:p>
          </table:table-cell>
          <table:table-cell table:style-name="ce32" table:formula="of:=[.Q6]/60" office:value-type="float" office:value="51.1016666666667" calcext:value-type="float">
            <text:p>51.1016666666667</text:p>
          </table:table-cell>
          <table:table-cell table:style-name="ce31" office:value-type="float" office:value="3073" calcext:value-type="float">
            <text:p>3073</text:p>
          </table:table-cell>
          <table:table-cell table:style-name="ce31" office:value-type="float" office:value="51.2166666666667" calcext:value-type="float">
            <text:p>51.2166666666667</text:p>
          </table:table-cell>
          <table:table-cell table:style-name="ce31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93600 3600 </text:p>
          </table:table-cell>
          <table:table-cell table:style-name="ce31" table:number-columns-repeated="1000"/>
        </table:table-row>
        <table:table-row table:style-name="ro2">
          <table:table-cell table:style-name="ce32" office:value-type="string" calcext:value-type="string">
            <text:p>07/02/2018 – 12/02/2018</text:p>
          </table:table-cell>
          <table:table-cell table:style-name="ce32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2965041" calcext:value-type="float">
            <text:p>2965041</text:p>
          </table:table-cell>
          <table:table-cell table:style-name="ce32" office:value-type="float" office:value="4609" calcext:value-type="float">
            <text:p>4609</text:p>
          </table:table-cell>
          <table:table-cell table:style-name="ce32" office:value-type="float" office:value="4161" calcext:value-type="float">
            <text:p>4161</text:p>
          </table:table-cell>
          <table:table-cell table:style-name="ce32" office:value-type="float" office:value="5627" calcext:value-type="float">
            <text:p>5627</text:p>
          </table:table-cell>
          <table:table-cell table:style-name="ce32" office:value-type="float" office:value="4087" calcext:value-type="float">
            <text:p>4087</text:p>
          </table:table-cell>
          <table:table-cell table:style-name="ce32" office:value-type="float" office:value="4108" calcext:value-type="float">
            <text:p>4108</text:p>
          </table:table-cell>
          <table:table-cell table:style-name="ce32" office:value-type="float" office:value="4024" calcext:value-type="float">
            <text:p>4024</text:p>
          </table:table-cell>
          <table:table-cell table:style-name="ce32" table:number-columns-repeated="4"/>
          <table:table-cell table:style-name="ce32" table:formula="of:=MIN([.E7:.N7])" office:value-type="float" office:value="4024" calcext:value-type="float">
            <text:p>4024</text:p>
          </table:table-cell>
          <table:table-cell table:style-name="ce32" table:formula="of:=MAX([.E7:.N7])" office:value-type="float" office:value="5627" calcext:value-type="float">
            <text:p>5627</text:p>
          </table:table-cell>
          <table:table-cell table:style-name="ce32" table:formula="of:=AVERAGE([.E7:.N7])" office:value-type="float" office:value="4436" calcext:value-type="float">
            <text:p>4436</text:p>
          </table:table-cell>
          <table:table-cell table:style-name="ce32" table:formula="of:=MEDIAN([.E7:.N7])" office:value-type="float" office:value="4134.5" calcext:value-type="float">
            <text:p>4134.5</text:p>
          </table:table-cell>
          <table:table-cell table:style-name="ce32" table:formula="of:=QUARTILE([.E7:.N7];1)" office:value-type="float" office:value="4092.25" calcext:value-type="float">
            <text:p>4092.25</text:p>
          </table:table-cell>
          <table:table-cell table:style-name="ce32" table:formula="of:=QUARTILE([.E7:.N7];3)" office:value-type="float" office:value="4497" calcext:value-type="float">
            <text:p>4497</text:p>
          </table:table-cell>
          <table:table-cell table:style-name="ce32" table:formula="of:=[.Q7]/60" office:value-type="float" office:value="73.9333333333333" calcext:value-type="float">
            <text:p>73.9333333333333</text:p>
          </table:table-cell>
          <table:table-cell table:style-name="ce32" table:number-columns-repeated="2"/>
          <table:table-cell table:style-name="ce32" office:value-type="string" calcext:value-type="string">
            <text:p><text:s/>bin/spark-submit --class ripeatlasanalysis.AnalyseTraceroute <text:s text:c="4"/>--master local --driver-memory 30G <text:s/>--conf "spark.network.timeout=10000000" <text:s text:c="2"/>/home/162558/SparkExample-lowprints-0.0.5-SNAPSHOT-jar-with-dependencies.jar <text:s/>1517961600 <text:s/>1518480000 3600</text:p>
          </table:table-cell>
          <table:table-cell table:style-name="ce32" table:number-columns-repeated="1000"/>
        </table:table-row>
        <table:table-row table:style-name="ro2">
          <table:table-cell table:style-name="ce33" office:value-type="string" calcext:value-type="string">
            <text:p>07/02/2018 – 13/02/2018</text:p>
          </table:table-cell>
          <table:table-cell table:style-name="ce34" office:value-type="float" office:value="7" calcext:value-type="float">
            <text:p>7</text:p>
          </table:table-cell>
          <table:table-cell table:style-name="ce36"/>
          <table:table-cell table:style-name="ce36" office:value-type="float" office:value="3460005" calcext:value-type="float">
            <text:p>3460005</text:p>
          </table:table-cell>
          <table:table-cell table:style-name="ce34" office:value-type="float" office:value="5400" calcext:value-type="float">
            <text:p>5400</text:p>
          </table:table-cell>
          <table:table-cell table:style-name="ce34" office:value-type="float" office:value="5268" calcext:value-type="float">
            <text:p>5268</text:p>
          </table:table-cell>
          <table:table-cell table:style-name="ce34" office:value-type="float" office:value="4307" calcext:value-type="float">
            <text:p>4307</text:p>
          </table:table-cell>
          <table:table-cell table:style-name="ce34" table:number-columns-repeated="7"/>
          <table:table-cell table:style-name="ce32" table:formula="of:=MIN([.E8:.N8])" office:value-type="float" office:value="4307" calcext:value-type="float">
            <text:p>4307</text:p>
          </table:table-cell>
          <table:table-cell table:style-name="ce32" table:formula="of:=MAX([.E8:.N8])" office:value-type="float" office:value="5400" calcext:value-type="float">
            <text:p>5400</text:p>
          </table:table-cell>
          <table:table-cell table:style-name="ce32" table:formula="of:=AVERAGE([.E8:.N8])" office:value-type="float" office:value="4991.66666666667" calcext:value-type="float">
            <text:p>4991.66666666667</text:p>
          </table:table-cell>
          <table:table-cell table:style-name="ce32" table:formula="of:=MEDIAN([.E8:.N8])" office:value-type="float" office:value="5268" calcext:value-type="float">
            <text:p>5268</text:p>
          </table:table-cell>
          <table:table-cell table:style-name="ce32" table:formula="of:=QUARTILE([.E8:.N8];1)" office:value-type="float" office:value="4787.5" calcext:value-type="float">
            <text:p>4787.5</text:p>
          </table:table-cell>
          <table:table-cell table:style-name="ce32" table:formula="of:=QUARTILE([.E8:.N8];3)" office:value-type="float" office:value="5334" calcext:value-type="float">
            <text:p>5334</text:p>
          </table:table-cell>
          <table:table-cell table:style-name="ce32" table:formula="of:=[.Q8]/60" office:value-type="float" office:value="83.1944444444444" calcext:value-type="float">
            <text:p>83.1944444444444</text:p>
          </table:table-cell>
          <table:table-cell table:style-name="ce34" table:number-columns-repeated="100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rk" table:style-name="ta1">
        <table:table-column table:style-name="co2" table:default-cell-style-name="Default"/>
        <table:table-row table:style-name="ro2">
          <table:table-cell/>
        </table:table-row>
      </table:table>
      <table:table table:name="spark_" table:style-name="ta1">
        <table:table-column table:style-name="co12" table:default-cell-style-name="Default"/>
        <table:table-column table:style-name="co2" table:number-columns-repeated="2" table:default-cell-style-name="ce27"/>
        <table:table-column table:style-name="co2" table:number-columns-repeated="1021" table:default-cell-style-name="Default"/>
        <table:table-row table:style-name="ro4">
          <table:table-cell office:value-type="string" calcext:value-type="string">
            <text:p/>
            <text:p>Essai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mean</text:p>
          </table:table-cell>
          <table:table-cell table:style-name="ce27" office:value-type="string" calcext:value-type="string">
            <text:p>mean (min)</text:p>
          </table:table-cell>
          <table:table-cell table:number-columns-repeated="1009"/>
        </table:table-row>
        <table:table-row table:style-name="ro2">
          <table:table-cell table:style-name="ce58" office:value-type="date" office:date-value="2018-02-07" calcext:value-type="date">
            <text:p>07/02/1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94158" calcext:value-type="float">
            <text:p>494158</text:p>
          </table:table-cell>
          <table:table-cell table:style-name="ce64" office:value-type="float" office:value="838" calcext:value-type="float">
            <text:p>838</text:p>
          </table:table-cell>
          <table:table-cell table:style-name="ce64" office:value-type="float" office:value="1137" calcext:value-type="float">
            <text:p>1137</text:p>
          </table:table-cell>
          <table:table-cell table:style-name="ce64" office:value-type="float" office:value="971" calcext:value-type="float">
            <text:p>971</text:p>
          </table:table-cell>
          <table:table-cell table:style-name="ce64" office:value-type="float" office:value="646" calcext:value-type="float">
            <text:p>646</text:p>
          </table:table-cell>
          <table:table-cell table:style-name="ce64" office:value-type="float" office:value="617" calcext:value-type="float">
            <text:p>617</text:p>
          </table:table-cell>
          <table:table-cell table:style-name="ce64" office:value-type="float" office:value="467" calcext:value-type="float">
            <text:p>467</text:p>
          </table:table-cell>
          <table:table-cell table:style-name="ce64" office:value-type="float" office:value="905" calcext:value-type="float">
            <text:p>905</text:p>
          </table:table-cell>
          <table:table-cell table:style-name="ce64" office:value-type="float" office:value="421" calcext:value-type="float">
            <text:p>421</text:p>
          </table:table-cell>
          <table:table-cell table:style-name="ce64" office:value-type="float" office:value="422" calcext:value-type="float">
            <text:p>422</text:p>
          </table:table-cell>
          <table:table-cell table:style-name="ce64" office:value-type="float" office:value="437" calcext:value-type="float">
            <text:p>437</text:p>
          </table:table-cell>
          <table:table-cell table:style-name="ce64" table:formula="of:=AVERAGE([.D2:.M2])" office:value-type="float" office:value="686.1" calcext:value-type="float">
            <text:p>686.1</text:p>
          </table:table-cell>
          <table:table-cell table:style-name="ce64" table:formula="of:=[.N2]/60" office:value-type="float" office:value="11.435" calcext:value-type="float">
            <text:p>11.435</text:p>
          </table:table-cell>
          <table:table-cell table:style-name="ce65" table:number-columns-repeated="1009"/>
        </table:table-row>
        <table:table-row table:style-name="ro4">
          <table:table-cell table:style-name="ce59" office:value-type="string" calcext:value-type="string">
            <text:p>07/02/2018 – 08/02/2018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987995" calcext:value-type="float">
            <text:p>987995</text:p>
          </table:table-cell>
          <table:table-cell table:style-name="ce62" office:value-type="float" office:value="936" calcext:value-type="float">
            <text:p>936</text:p>
          </table:table-cell>
          <table:table-cell table:style-name="ce62" office:value-type="float" office:value="1034" calcext:value-type="float">
            <text:p>1034</text:p>
          </table:table-cell>
          <table:table-cell table:style-name="ce62" office:value-type="float" office:value="1005" calcext:value-type="float">
            <text:p>1005</text:p>
          </table:table-cell>
          <table:table-cell table:style-name="ce62" office:value-type="float" office:value="954" calcext:value-type="float">
            <text:p>954</text:p>
          </table:table-cell>
          <table:table-cell table:style-name="ce62" office:value-type="float" office:value="874" calcext:value-type="float">
            <text:p>874</text:p>
          </table:table-cell>
          <table:table-cell table:style-name="ce62" office:value-type="float" office:value="852" calcext:value-type="float">
            <text:p>852</text:p>
          </table:table-cell>
          <table:table-cell table:style-name="ce62" office:value-type="float" office:value="855" calcext:value-type="float">
            <text:p>855</text:p>
          </table:table-cell>
          <table:table-cell table:style-name="ce62" office:value-type="float" office:value="951" calcext:value-type="float">
            <text:p>951</text:p>
          </table:table-cell>
          <table:table-cell table:style-name="ce62" office:value-type="float" office:value="924" calcext:value-type="float">
            <text:p>924</text:p>
          </table:table-cell>
          <table:table-cell table:style-name="ce62" office:value-type="float" office:value="864" calcext:value-type="float">
            <text:p>864</text:p>
          </table:table-cell>
          <table:table-cell table:style-name="ce62" table:formula="of:=AVERAGE([.D3:.M3])" office:value-type="float" office:value="924.9" calcext:value-type="float">
            <text:p>924.9</text:p>
          </table:table-cell>
          <table:table-cell table:style-name="ce62" table:formula="of:=[.N3]/60" office:value-type="float" office:value="15.415" calcext:value-type="float">
            <text:p>15.415</text:p>
          </table:table-cell>
          <table:table-cell table:style-name="ce59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59" table:number-columns-repeated="1008"/>
        </table:table-row>
        <table:table-row table:style-name="ro2">
          <table:table-cell table:style-name="ce59" office:value-type="string" calcext:value-type="string">
            <text:p>07/02/2018 à 09/02/2018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481942" calcext:value-type="float">
            <text:p>1481942</text:p>
          </table:table-cell>
          <table:table-cell table:style-name="ce62" office:value-type="float" office:value="1449" calcext:value-type="float">
            <text:p>1449</text:p>
          </table:table-cell>
          <table:table-cell table:style-name="ce62" table:number-columns-repeated="9"/>
          <table:table-cell table:style-name="ce62" table:formula="of:=AVERAGE([.D4:.M4])" office:value-type="float" office:value="1449" calcext:value-type="float">
            <text:p>1449</text:p>
          </table:table-cell>
          <table:table-cell table:style-name="ce62" table:formula="of:=[.N4]/60" office:value-type="float" office:value="24.15" calcext:value-type="float">
            <text:p>24.15</text:p>
          </table:table-cell>
          <table:table-cell table:style-name="ce5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59" table:number-columns-repeated="1008"/>
        </table:table-row>
        <table:table-row table:style-name="ro2">
          <table:table-cell table:style-name="ce59" office:value-type="string" calcext:value-type="string">
            <text:p>07/02/2018 – 10/02/2018</text:p>
          </table:table-cell>
          <table:table-cell table:style-name="ce62" table:number-columns-repeated="14"/>
          <table:table-cell table:style-name="ce59" table:number-columns-repeated="1009"/>
        </table:table-row>
        <table:table-row table:style-name="ro2">
          <table:table-cell table:style-name="ce60" office:value-type="string" calcext:value-type="string">
            <text:p>07/02/2018 – 09/02/2018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482063" calcext:value-type="float">
            <text:p>1482063</text:p>
          </table:table-cell>
          <table:table-cell table:style-name="ce63" office:value-type="float" office:value="1853" calcext:value-type="float">
            <text:p>1853</text:p>
          </table:table-cell>
          <table:table-cell table:style-name="ce63" office:value-type="float" office:value="2017" calcext:value-type="float">
            <text:p>2017</text:p>
          </table:table-cell>
          <table:table-cell table:style-name="ce63" office:value-type="float" office:value="1793" calcext:value-type="float">
            <text:p>1793</text:p>
          </table:table-cell>
          <table:table-cell table:style-name="ce63" office:value-type="float" office:value="2060" calcext:value-type="float">
            <text:p>2060</text:p>
          </table:table-cell>
          <table:table-cell table:style-name="ce63" office:value-type="float" office:value="2004" calcext:value-type="float">
            <text:p>2004</text:p>
          </table:table-cell>
          <table:table-cell table:style-name="ce63" office:value-type="float" office:value="2637" calcext:value-type="float">
            <text:p>2637</text:p>
          </table:table-cell>
          <table:table-cell table:style-name="ce63" office:value-type="float" office:value="1932" calcext:value-type="float">
            <text:p>1932</text:p>
          </table:table-cell>
          <table:table-cell table:style-name="ce63" office:value-type="float" office:value="1555" calcext:value-type="float">
            <text:p>1555</text:p>
          </table:table-cell>
          <table:table-cell table:style-name="ce63" office:value-type="float" office:value="2871" calcext:value-type="float">
            <text:p>2871</text:p>
          </table:table-cell>
          <table:table-cell table:style-name="ce63" office:value-type="float" office:value="2061" calcext:value-type="float">
            <text:p>2061</text:p>
          </table:table-cell>
          <table:table-cell table:style-name="ce63" table:formula="of:=AVERAGE([.D6:.M6])" office:value-type="float" office:value="2078.3" calcext:value-type="float">
            <text:p>2078.3</text:p>
          </table:table-cell>
          <table:table-cell table:style-name="ce63" table:formula="of:=[.N6]/60" office:value-type="float" office:value="34.6383333333333" calcext:value-type="float">
            <text:p>34.6383333333333</text:p>
          </table:table-cell>
          <table:table-cell table:style-name="ce60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60" table:number-columns-repeated="1008"/>
        </table:table-row>
        <table:table-row table:style-name="ro4">
          <table:table-cell table:style-name="ce60" office:value-type="string" calcext:value-type="string">
            <text:p>07/02/2018 – 10/02/201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976080" calcext:value-type="float">
            <text:p>1976080</text:p>
          </table:table-cell>
          <table:table-cell table:style-name="ce63" office:value-type="float" office:value="2115" calcext:value-type="float">
            <text:p>2115</text:p>
          </table:table-cell>
          <table:table-cell table:style-name="ce63" office:value-type="float" office:value="2092" calcext:value-type="float">
            <text:p>2092</text:p>
          </table:table-cell>
          <table:table-cell table:style-name="ce63" office:value-type="float" office:value="2369" calcext:value-type="float">
            <text:p>2369</text:p>
          </table:table-cell>
          <table:table-cell table:style-name="ce63" office:value-type="float" office:value="3072" calcext:value-type="float">
            <text:p>3072</text:p>
          </table:table-cell>
          <table:table-cell table:style-name="ce63" office:value-type="float" office:value="2498" calcext:value-type="float">
            <text:p>2498</text:p>
          </table:table-cell>
          <table:table-cell table:style-name="ce63" office:value-type="float" office:value="2581" calcext:value-type="float">
            <text:p>2581</text:p>
          </table:table-cell>
          <table:table-cell table:style-name="ce63" office:value-type="float" office:value="2249" calcext:value-type="float">
            <text:p>2249</text:p>
          </table:table-cell>
          <table:table-cell table:style-name="ce63" table:number-columns-repeated="3"/>
          <table:table-cell table:style-name="ce63" table:formula="of:=AVERAGE([.D7:.M7])" office:value-type="float" office:value="2425.14285714286" calcext:value-type="float">
            <text:p>2425.14285714286</text:p>
          </table:table-cell>
          <table:table-cell table:style-name="ce63" table:formula="of:=[.N7]/60" office:value-type="float" office:value="40.4190476190476" calcext:value-type="float">
            <text:p>40.4190476190476</text:p>
          </table:table-cell>
          <table:table-cell table:style-name="ce60" office:value-type="string" calcext:value-type="string">
            <text:p>bin/spark-submit --class ripeatlasanalysis.AnalyseTraceroute     --master local --driver-memory 30G  /home/162558/SparkExample-lowprints-0.0.5-SNAPSHOT-jar-with-dependencies.jar  1517961600  1518393600 3600</text:p>
            <text:p/>
          </table:table-cell>
          <table:table-cell table:style-name="ce60" table:number-columns-repeated="1008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2"/>
          <table:table-cell table:style-name="ce27" table:number-columns-repeated="12"/>
          <table:table-cell table:number-columns-repeated="1009"/>
        </table:table-row>
        <table:table-row table:style-name="ro2">
          <table:table-cell office:value-type="string" calcext:value-type="string">
            <text:p>07/02/2018 – 12/02/2018 </text:p>
          </table:table-cell>
          <table:table-cell/>
          <table:table-cell office:value-type="float" office:value="2965041" calcext:value-type="float">
            <text:p>2965041</text:p>
          </table:table-cell>
          <table:table-cell table:style-name="ce27" table:number-columns-repeated="12"/>
          <table:table-cell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480000 3600 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07/02/2018 – 13/02/2018 </text:p>
          </table:table-cell>
          <table:table-cell/>
          <table:table-cell office:value-type="float" office:value="3460005" calcext:value-type="float">
            <text:p>3460005</text:p>
          </table:table-cell>
          <table:table-cell table:style-name="ce27" office:value-type="float" office:value="5400" calcext:value-type="float">
            <text:p>5400</text:p>
          </table:table-cell>
          <table:table-cell table:style-name="ce27" office:value-type="float" office:value="5268" calcext:value-type="float">
            <text:p>5268</text:p>
          </table:table-cell>
          <table:table-cell table:style-name="ce27" office:value-type="float" office:value="4307" calcext:value-type="float">
            <text:p>4307</text:p>
          </table:table-cell>
          <table:table-cell table:style-name="ce27" table:number-columns-repeated="7"/>
          <table:table-cell table:style-name="ce27" office:value-type="string" calcext:value-type="string">
            <text:p/>
            <text:p/>
          </table:table-cell>
          <table:table-cell table:style-name="ce27"/>
          <table:table-cell office:value-type="string" calcext:value-type="string">
            <text:p>--class ripeatlasanalysis.AnalyseTraceroute <text:s text:c="4"/>--master local --driver-memory 30G <text:s/>/home/162558/SparkExample-lowprints-0.0.5-SNAPSHOT-jar-with-dependencies.jar <text:s/>1517961600 <text:s/>1518566400 3600 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rk_links" table:style-name="ta1">
        <table:shapes>
          <draw:frame draw:z-index="0" draw:style-name="gr1" draw:text-style-name="P1" svg:width="159.99mm" svg:height="89.99mm" svg:x="46.43mm" svg:y="51.2mm">
            <draw:object draw:notify-on-update-of-ranges="Spark_links.D3:Spark_links.D8 Spark_links.E3:Spark_links.E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ce46"/>
        <table:table-column table:style-name="co2" table:number-columns-repeated="3" table:default-cell-style-name="ce27"/>
        <table:table-column table:style-name="co16" table:default-cell-style-name="ce27"/>
        <table:table-column table:style-name="co2" table:number-columns-repeated="1019" table:default-cell-style-name="Default"/>
        <table:table-row table:style-name="ro2">
          <table:table-cell office:value-type="string" calcext:value-type="string">
            <text:p>Période</text:p>
          </table:table-cell>
          <table:table-cell office:value-type="string" calcext:value-type="string">
            <text:p>dataset 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ll links</text:p>
          </table:table-cell>
          <table:table-cell office:value-type="string" calcext:value-type="string">
            <text:p>links with anomalies</text:p>
          </table:table-cell>
          <table:table-cell table:number-columns-repeated="1019"/>
        </table:table-row>
        <table:table-row table:style-name="ro2">
          <table:table-cell table:style-name="ce47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2.7" calcext:value-type="float">
            <text:p>22.7</text:p>
          </table:table-cell>
          <table:table-cell table:style-name="ce48" office:value-type="float" office:value="40249" calcext:value-type="float">
            <text:p>40249</text:p>
          </table:table-cell>
          <table:table-cell table:style-name="ce48" office:value-type="float" office:value="258" calcext:value-type="float">
            <text:p>258</text:p>
          </table:table-cell>
          <table:table-cell table:style-name="ce49" table:number-columns-repeated="1019"/>
        </table:table-row>
        <table:table-row table:style-name="ro2">
          <table:table-cell table:style-name="ce47" office:value-type="string" calcext:value-type="string">
            <text:p>7 â 8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6.6" calcext:value-type="float">
            <text:p>36.6</text:p>
          </table:table-cell>
          <table:table-cell table:style-name="ce48" office:value-type="float" office:value="43178" calcext:value-type="float">
            <text:p>43178</text:p>
          </table:table-cell>
          <table:table-cell table:style-name="ce48" office:value-type="float" office:value="422" calcext:value-type="float">
            <text:p>422</text:p>
          </table:table-cell>
          <table:table-cell table:style-name="ce49" office:value-type="string" calcext:value-type="string">
            <text:p>ok</text:p>
          </table:table-cell>
          <table:table-cell table:style-name="ce49" table:number-columns-repeated="1018"/>
        </table:table-row>
        <table:table-row table:style-name="ro2">
          <table:table-cell table:style-name="ce47" office:value-type="string" calcext:value-type="string">
            <text:p>7, 8, 9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50.4" calcext:value-type="float">
            <text:p>50.4</text:p>
          </table:table-cell>
          <table:table-cell table:style-name="ce48" office:value-type="float" office:value="45923" calcext:value-type="float">
            <text:p>45923</text:p>
          </table:table-cell>
          <table:table-cell table:style-name="ce48" office:value-type="float" office:value="517" calcext:value-type="float">
            <text:p>517</text:p>
          </table:table-cell>
          <table:table-cell table:style-name="ce49" table:number-columns-repeated="1019"/>
        </table:table-row>
        <table:table-row table:style-name="ro2">
          <table:table-cell table:style-name="ce47" office:value-type="string" calcext:value-type="string">
            <text:p>7, 8, 9 , 1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47592" calcext:value-type="float">
            <text:p>47592</text:p>
          </table:table-cell>
          <table:table-cell table:style-name="ce48" office:value-type="float" office:value="588" calcext:value-type="float">
            <text:p>588</text:p>
          </table:table-cell>
          <table:table-cell table:style-name="ce49" table:number-columns-repeated="1019"/>
        </table:table-row>
        <table:table-row table:style-name="ro2">
          <table:table-cell table:style-name="ce47" office:value-type="string" calcext:value-type="string">
            <text:p>7, 8, 9, 10, 11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77.5" calcext:value-type="float">
            <text:p>77.5</text:p>
          </table:table-cell>
          <table:table-cell table:style-name="ce48" office:value-type="float" office:value="48809" calcext:value-type="float">
            <text:p>48809</text:p>
          </table:table-cell>
          <table:table-cell table:style-name="ce48" office:value-type="float" office:value="656" calcext:value-type="float">
            <text:p>656</text:p>
          </table:table-cell>
          <table:table-cell table:style-name="ce49" table:number-columns-repeated="1019"/>
        </table:table-row>
        <table:table-row table:style-name="ro2">
          <table:table-cell table:style-name="ce47" office:value-type="string" calcext:value-type="string">
            <text:p>07 , 8, 9, 10, 11, 12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91.1" calcext:value-type="float">
            <text:p>91.1</text:p>
          </table:table-cell>
          <table:table-cell table:style-name="ce48" office:value-type="float" office:value="50739" calcext:value-type="float">
            <text:p>50739</text:p>
          </table:table-cell>
          <table:table-cell table:style-name="ce48" office:value-type="float" office:value="711" calcext:value-type="float">
            <text:p>711</text:p>
          </table:table-cell>
          <table:table-cell table:style-name="ce49" table:number-columns-repeated="1019"/>
        </table:table-row>
        <table:table-row table:style-name="ro2">
          <table:table-cell table:style-name="ce47" office:value-type="string" calcext:value-type="string">
            <text:p>7, 8, 9, 10, 11, 12, 13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4.5" calcext:value-type="float">
            <text:p>104.5</text:p>
          </table:table-cell>
          <table:table-cell table:style-name="ce48" office:value-type="float" office:value="52376" calcext:value-type="float">
            <text:p>52376</text:p>
          </table:table-cell>
          <table:table-cell table:style-name="ce48" office:value-type="float" office:value="780" calcext:value-type="float">
            <text:p>780</text:p>
          </table:table-cell>
          <table:table-cell table:style-name="ce49"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office:value-type="string" calcext:value-type="string">
            <text:p>Périod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all links</text:p>
          </table:table-cell>
          <table:table-cell office:value-type="string" calcext:value-type="string">
            <text:p>links with anomalie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2.5" calcext:value-type="float">
            <text:p>22.5</text:p>
          </table:table-cell>
          <table:table-cell office:value-type="float" office:value="39226" calcext:value-type="float">
            <text:p>39226</text:p>
          </table:table-cell>
          <table:table-cell office:value-type="float" office:value="271" calcext:value-type="float">
            <text:p>27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50.4" calcext:value-type="float">
            <text:p>50.4</text:p>
          </table:table-cell>
          <table:table-cell office:value-type="float" office:value="45923" calcext:value-type="float">
            <text:p>45923</text:p>
          </table:table-cell>
          <table:table-cell office:value-type="float" office:value="517" calcext:value-type="float">
            <text:p>5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36.6" calcext:value-type="float">
            <text:p>36.6</text:p>
          </table:table-cell>
          <table:table-cell office:value-type="float" office:value="43178" calcext:value-type="float">
            <text:p>43178</text:p>
          </table:table-cell>
          <table:table-cell office:value-type="float" office:value="422" calcext:value-type="float">
            <text:p>42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64.1" calcext:value-type="float">
            <text:p>64.1</text:p>
          </table:table-cell>
          <table:table-cell office:value-type="float" office:value="47795" calcext:value-type="float">
            <text:p>47795</text:p>
          </table:table-cell>
          <table:table-cell office:value-type="float" office:value="612" calcext:value-type="float">
            <text:p>61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2.7" calcext:value-type="float">
            <text:p>22.7</text:p>
          </table:table-cell>
          <table:table-cell office:value-type="float" office:value="40249" calcext:value-type="float">
            <text:p>40249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table:style-name="ce46" office:value-type="string" calcext:value-type="string">
            <text:p>Pério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ll links</text:p>
          </table:table-cell>
          <table:table-cell office:value-type="string" calcext:value-type="string">
            <text:p>links with anomalies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104.5" calcext:value-type="float">
            <text:p>104.5</text:p>
          </table:table-cell>
          <table:table-cell office:value-type="float" office:value="52376" calcext:value-type="float">
            <text:p>52376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table:style-name="ce46"/>
          <table:table-cell office:value-type="float" office:value="22.5" calcext:value-type="float">
            <text:p>22.5</text:p>
          </table:table-cell>
          <table:table-cell office:value-type="float" office:value="39226" calcext:value-type="float">
            <text:p>39226</text:p>
          </table:table-cell>
          <table:table-cell office:value-type="float" office:value="271" calcext:value-type="float">
            <text:p>271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float" office:value="77.5" calcext:value-type="float">
            <text:p>77.5</text:p>
          </table:table-cell>
          <table:table-cell office:value-type="float" office:value="48809" calcext:value-type="float">
            <text:p>48809</text:p>
          </table:table-cell>
          <table:table-cell office:value-type="float" office:value="656" calcext:value-type="float">
            <text:p>656</text:p>
          </table:table-cell>
          <table:table-cell table:number-columns-repeated="3"/>
          <table:table-cell table:style-name="ce47" office:value-type="float" office:value="7" calcext:value-type="float">
            <text:p>7</text:p>
          </table:table-cell>
          <table:table-cell table:style-name="ce49" office:value-type="float" office:value="22.7" calcext:value-type="float">
            <text:p>22.7</text:p>
          </table:table-cell>
          <table:table-cell table:style-name="ce49" office:value-type="float" office:value="40249" calcext:value-type="float">
            <text:p>40249</text:p>
          </table:table-cell>
          <table:table-cell table:style-name="ce49" office:value-type="float" office:value="258" calcext:value-type="float">
            <text:p>258</text:p>
          </table:table-cell>
          <table:table-cell table:style-name="ce49"/>
          <table:table-cell table:number-columns-repeated="1011"/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7592" calcext:value-type="float">
            <text:p>47592</text:p>
          </table:table-cell>
          <table:table-cell office:value-type="float" office:value="588" calcext:value-type="float">
            <text:p>588</text:p>
          </table:table-cell>
          <table:table-cell table:number-columns-repeated="3"/>
          <table:table-cell table:style-name="ce47" office:value-type="string" calcext:value-type="string">
            <text:p>7 â 8</text:p>
          </table:table-cell>
          <table:table-cell table:style-name="ce49" office:value-type="float" office:value="36.6" calcext:value-type="float">
            <text:p>36.6</text:p>
          </table:table-cell>
          <table:table-cell table:style-name="ce49" office:value-type="float" office:value="43178" calcext:value-type="float">
            <text:p>43178</text:p>
          </table:table-cell>
          <table:table-cell table:style-name="ce49" office:value-type="float" office:value="422" calcext:value-type="float">
            <text:p>422</text:p>
          </table:table-cell>
          <table:table-cell table:style-name="ce49" office:value-type="string" calcext:value-type="string">
            <text:p>o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07 a 12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float" office:value="50739" calcext:value-type="float">
            <text:p>50739</text:p>
          </table:table-cell>
          <table:table-cell office:value-type="float" office:value="711" calcext:value-type="float">
            <text:p>711</text:p>
          </table:table-cell>
          <table:table-cell table:number-columns-repeated="3"/>
          <table:table-cell table:style-name="ce47" office:value-type="string" calcext:value-type="string">
            <text:p>7, 8, 9</text:p>
          </table:table-cell>
          <table:table-cell table:style-name="ce49" office:value-type="float" office:value="50.4" calcext:value-type="float">
            <text:p>50.4</text:p>
          </table:table-cell>
          <table:table-cell table:style-name="ce49" office:value-type="float" office:value="45923" calcext:value-type="float">
            <text:p>45923</text:p>
          </table:table-cell>
          <table:table-cell table:style-name="ce49" office:value-type="float" office:value="517" calcext:value-type="float">
            <text:p>517</text:p>
          </table:table-cell>
          <table:table-cell table:style-name="ce49"/>
          <table:table-cell table:number-columns-repeated="1011"/>
        </table:table-row>
        <table:table-row table:style-name="ro2">
          <table:table-cell table:number-columns-repeated="8"/>
          <table:table-cell table:style-name="ce47" office:value-type="string" calcext:value-type="string">
            <text:p>7, 8, 9 , 1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47592" calcext:value-type="float">
            <text:p>47592</text:p>
          </table:table-cell>
          <table:table-cell table:style-name="ce49" office:value-type="float" office:value="588" calcext:value-type="float">
            <text:p>588</text:p>
          </table:table-cell>
          <table:table-cell table:style-name="ce49"/>
          <table:table-cell table:number-columns-repeated="1011"/>
        </table:table-row>
        <table:table-row table:style-name="ro2">
          <table:table-cell table:number-columns-repeated="8"/>
          <table:table-cell table:style-name="ce50" office:value-type="string" calcext:value-type="string">
            <text:p>7 , 8 , 10 , 11</text:p>
          </table:table-cell>
          <table:table-cell table:style-name="ce34" office:value-type="float" office:value="64.1" calcext:value-type="float">
            <text:p>64.1</text:p>
          </table:table-cell>
          <table:table-cell table:style-name="ce34" office:value-type="float" office:value="47795" calcext:value-type="float">
            <text:p>47795</text:p>
          </table:table-cell>
          <table:table-cell table:style-name="ce34" office:value-type="float" office:value="612" calcext:value-type="float">
            <text:p>612</text:p>
          </table:table-cell>
          <table:table-cell table:style-name="ce34"/>
          <table:table-cell table:number-columns-repeated="1011"/>
        </table:table-row>
        <table:table-row table:style-name="ro2">
          <table:table-cell table:number-columns-repeated="8"/>
          <table:table-cell table:style-name="ce47" office:value-type="string" calcext:value-type="string">
            <text:p>7, 8, 9, 10, 11</text:p>
          </table:table-cell>
          <table:table-cell table:style-name="ce49" office:value-type="float" office:value="77.5" calcext:value-type="float">
            <text:p>77.5</text:p>
          </table:table-cell>
          <table:table-cell table:style-name="ce49" office:value-type="float" office:value="48809" calcext:value-type="float">
            <text:p>48809</text:p>
          </table:table-cell>
          <table:table-cell table:style-name="ce49" office:value-type="float" office:value="656" calcext:value-type="float">
            <text:p>656</text:p>
          </table:table-cell>
          <table:table-cell table:style-name="ce49"/>
          <table:table-cell table:number-columns-repeated="1011"/>
        </table:table-row>
        <table:table-row table:style-name="ro2">
          <table:table-cell table:number-columns-repeated="8"/>
          <table:table-cell table:style-name="ce47" office:value-type="string" calcext:value-type="string">
            <text:p>07 , 8, 9, 10, 11, 12</text:p>
          </table:table-cell>
          <table:table-cell table:style-name="ce49" office:value-type="float" office:value="91.1" calcext:value-type="float">
            <text:p>91.1</text:p>
          </table:table-cell>
          <table:table-cell table:style-name="ce49" office:value-type="float" office:value="50739" calcext:value-type="float">
            <text:p>50739</text:p>
          </table:table-cell>
          <table:table-cell table:style-name="ce49" office:value-type="float" office:value="711" calcext:value-type="float">
            <text:p>711</text:p>
          </table:table-cell>
          <table:table-cell table:style-name="ce49"/>
          <table:table-cell table:number-columns-repeated="1011"/>
        </table:table-row>
        <table:table-row table:style-name="ro2">
          <table:table-cell table:number-columns-repeated="8"/>
          <table:table-cell table:style-name="ce47" office:value-type="string" calcext:value-type="string">
            <text:p>7, 8, 9, 10, 11, 12, 13</text:p>
          </table:table-cell>
          <table:table-cell table:style-name="ce49" office:value-type="float" office:value="104.5" calcext:value-type="float">
            <text:p>104.5</text:p>
          </table:table-cell>
          <table:table-cell table:style-name="ce49" office:value-type="float" office:value="52376" calcext:value-type="float">
            <text:p>52376</text:p>
          </table:table-cell>
          <table:table-cell table:style-name="ce49" office:value-type="float" office:value="780" calcext:value-type="float">
            <text:p>780</text:p>
          </table:table-cell>
          <table:table-cell table:style-name="ce49"/>
          <table:table-cell table:number-columns-repeated="101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zeHopsTraceroutes" table:style-name="ta1">
        <table:table-column table:style-name="co2" table:number-columns-repeated="6" table:default-cell-style-name="Default"/>
        <table:table-row table:style-name="ro2">
          <table:table-cell table:style-name="ce21" office:value-type="string" calcext:value-type="string">
            <text:p>tai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table table:name="All-recap" table:style-name="ta1">
        <table:shapes>
          <draw:frame draw:z-index="0" draw:style-name="gr1" draw:text-style-name="P1" svg:width="159.99mm" svg:height="89.99mm" svg:x="72.87mm" svg:y="54.11mm">
            <draw:object draw:notify-on-update-of-ranges="'All-recap'.B2:'All-recap'.B7 'All-recap'.C2:'All-recap'.C7 'All-recap'.B2:'All-recap'.B7 'All-recap'.D2:'All-recap'.D7 'All-recap'.B2:'All-recap'.B7 'All-recap'.E2:'All-recap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13"/>
        <table:table-column table:style-name="co2" table:default-cell-style-name="ce31"/>
        <table:table-row table:style-name="ro2">
          <table:table-cell table:style-name="ce21"/>
          <table:table-cell table:style-name="ce11"/>
          <table:table-cell office:value-type="string" calcext:value-type="string">
            <text:p>Athena 1</text:p>
          </table:table-cell>
          <table:table-cell table:style-name="Default" office:value-type="string" calcext:value-type="string">
            <text:p>Mongo-1</text:p>
          </table:table-cell>
          <table:table-cell table:style-name="Default" office:value-type="string" calcext:value-type="string">
            <text:p>Spark -1</text:p>
          </table:table-cell>
        </table:table-row>
        <table:table-row table:style-name="ro2">
          <table:table-cell table:style-name="ce21" office:value-type="date" office:date-value="2018-02-07" calcext:value-type="date">
            <text:p>07/02/18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898.31" calcext:value-type="float">
            <text:p>1898.31</text:p>
          </table:table-cell>
          <table:table-cell office:value-type="float" office:value="752.03" calcext:value-type="float">
            <text:p>752.03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table-cell office:value-type="string" calcext:value-type="string">
            <text:p>07/02/2018 – 08/02/2018</text:p>
          </table:table-cell>
          <table:table-cell office:value-type="float" office:value="2" calcext:value-type="float">
            <text:p>2</text:p>
          </table:table-cell>
          <table:table-cell office:value-type="float" office:value="3533.6562171" calcext:value-type="float">
            <text:p>3533.6562171</text:p>
          </table:table-cell>
          <table:table-cell office:value-type="float" office:value="1499.28" calcext:value-type="float">
            <text:p>1499.28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string" calcext:value-type="string">
            <text:p>07/02/2018 – 09/02/2018</text:p>
          </table:table-cell>
          <table:table-cell office:value-type="float" office:value="3" calcext:value-type="float">
            <text:p>3</text:p>
          </table:table-cell>
          <table:table-cell office:value-type="float" office:value="5284.91494989" calcext:value-type="float">
            <text:p>5284.91494989</text:p>
          </table:table-cell>
          <table:table-cell office:value-type="float" office:value="2275.89" calcext:value-type="float">
            <text:p>2275.89</text:p>
          </table:table-cell>
          <table:table-cell office:value-type="float" office:value="1449" calcext:value-type="float">
            <text:p>1449</text:p>
          </table:table-cell>
        </table:table-row>
        <table:table-row table:style-name="ro2">
          <table:table-cell office:value-type="string" calcext:value-type="string">
            <text:p>07/02/2018 – 10/02/2018</text:p>
          </table:table-cell>
          <table:table-cell office:value-type="float" office:value="4" calcext:value-type="float">
            <text:p>4</text:p>
          </table:table-cell>
          <table:table-cell office:value-type="float" office:value="7228.88" calcext:value-type="float">
            <text:p>7228.88</text:p>
          </table:table-cell>
          <table:table-cell table:style-name="ce14" office:value-type="float" office:value="3035.19" calcext:value-type="float">
            <text:p>3035.19</text:p>
          </table:table-cell>
          <table:table-cell office:value-type="float" office:value="2139" calcext:value-type="float">
            <text:p>2139</text:p>
          </table:table-cell>
        </table:table-row>
        <table:table-row table:style-name="ro2">
          <table:table-cell office:value-type="string" calcext:value-type="string">
            <text:p>07/02/2018 – 11/02/2018</text:p>
          </table:table-cell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3871" calcext:value-type="float">
            <text:p>3871</text:p>
          </table:table-cell>
          <table:table-cell office:value-type="float" office:value="3116" calcext:value-type="float">
            <text:p>3116</text:p>
          </table:table-cell>
        </table:table-row>
        <table:table-row table:style-name="ro2">
          <table:table-cell office:value-type="string" calcext:value-type="string">
            <text:p>07/02/2018 – 12/02/201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style-name="ce32" office:value-type="float" office:value="4609" calcext:value-type="float">
            <text:p>4609</text:p>
          </table:table-cell>
        </table:table-row>
      </table:table>
      <table:table table:name="MongoVsAthena" table:style-name="ta1">
        <table:shapes>
          <draw:frame draw:z-index="0" draw:style-name="gr1" draw:text-style-name="P1" svg:width="159.97mm" svg:height="90.05mm" svg:x="105.18mm" svg:y="31.87mm">
            <draw:object draw:notify-on-update-of-ranges="MongoVsAthena.D2:MongoVsAthena.D6 MongoVsAthena.C2:MongoVsAthena.C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ce13"/>
        <table:table-column table:style-name="co2" table:default-cell-style-name="Default"/>
        <table:table-row table:style-name="ro2">
          <table:table-cell table:style-name="ce27" office:value-type="string" calcext:value-type="string">
            <text:p>Taille (GB)</text:p>
          </table:table-cell>
          <table:table-cell table:style-name="ce27" office:value-type="string" calcext:value-type="string">
            <text:p>Essai 1</text:p>
          </table:table-cell>
          <table:table-cell table:style-name="ce27" office:value-type="string" calcext:value-type="string">
            <text:p>mongo</text:p>
          </table:table-cell>
          <table:table-cell office:value-type="string" calcext:value-type="string">
            <text:p>athena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office:value-type="float" office:value="752.03" calcext:value-type="float">
            <text:p>752.03</text:p>
          </table:table-cell>
          <table:table-cell office:value-type="float" office:value="750" calcext:value-type="float">
            <text:p>750</text:p>
          </table:table-cell>
          <table:table-cell office:value-type="float" office:value="1898.31" calcext:value-type="float">
            <text:p>1898.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9.28" calcext:value-type="float">
            <text:p>1499.28</text:p>
          </table:table-cell>
          <table:table-cell office:value-type="float" office:value="1504.98" calcext:value-type="float">
            <text:p>1504.98</text:p>
          </table:table-cell>
          <table:table-cell office:value-type="float" office:value="3533.6562171" calcext:value-type="float">
            <text:p>3533.65621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75.89" calcext:value-type="float">
            <text:p>2275.89</text:p>
          </table:table-cell>
          <table:table-cell office:value-type="float" office:value="2265.96" calcext:value-type="float">
            <text:p>2265.96</text:p>
          </table:table-cell>
          <table:table-cell office:value-type="float" office:value="5284.91494989" calcext:value-type="float">
            <text:p>5284.91494989</text:p>
          </table:table-cell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35.19" calcext:value-type="float">
            <text:p>3035.19</text:p>
          </table:table-cell>
          <table:table-cell table:style-name="ce14" office:value-type="float" office:value="3043.21" calcext:value-type="float">
            <text:p>3043.21</text:p>
          </table:table-cell>
          <table:table-cell office:value-type="float" office:value="7228.88" calcext:value-type="float">
            <text:p>7228.88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71" calcext:value-type="float">
            <text:p>3871</text:p>
          </table:table-cell>
          <table:table-cell table:style-name="ce14" office:value-type="string" calcext:value-type="string">
            <text:p>3889,57</text:p>
          </table:table-cell>
          <table:table-cell/>
        </table:table-row>
      </table:table>
      <table:named-expressions/>
      <table:database-ranges>
        <table:database-range table:name="__Anonymous_Sheet_DB__5" table:target-range-address="Spark_links.A1:Spark_links.E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22:25:24.724110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2:00:48.938267928</meta:creation-date>
    <dc:date>2019-04-03T22:25:39.396989977</dc:date>
    <meta:editing-duration>PT23H52M12S</meta:editing-duration>
    <meta:editing-cycles>40</meta:editing-cycles>
    <meta:generator>LibreOffice/6.0.3.2$Linux_X86_64 LibreOffice_project/00m0$Build-2</meta:generator>
    <meta:document-statistic meta:table-count="9" meta:cell-count="63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89cm" svg:height="11.018cm" xlink:href=".." xlink:type="simple" chart:class="chart:scatter" chart:style-name="ch1">
        <chart:title svg:x="0.15cm" svg:y="0.355cm" chart:style-name="ch2">
          <text:p>Temps d'exécution de la détection en fonction de la taille de données avec MongoDB</text:p>
        </chart:title>
        <chart:plot-area chart:style-name="ch3" table:cell-range-address="MongoDB_FInal.C2:MongoDB_FInal.C6 MongoDB_FInal.R2:MongoDB_FInal.R6" svg:x="1.302cm" svg:y="1.276cm" svg:width="15.544cm" svg:height="8.593cm">
          <chartooo:coordinate-region svg:x="1.923cm" svg:y="1.436cm" svg:width="14.683cm" svg:height="7.865cm"/>
          <chart:axis chart:dimension="x" chart:name="primary-x" chart:style-name="ch4">
            <chart:title svg:x="7.35cm" svg:y="10.089cm" chart:style-name="ch5">
              <text:p>Taille de données (GB)</text:p>
            </chart:title>
          </chart:axis>
          <chart:axis chart:dimension="y" chart:name="primary-y" chart:style-name="ch4">
            <chart:title svg:x="0.451cm" svg:y="7.693cm" chart:style-name="ch6">
              <text:p>Temps d'exécution (minutes)</text:p>
            </chart:title>
            <chart:grid chart:style-name="ch7" chart:class="major"/>
          </chart:axis>
          <chart:series chart:style-name="ch8" chart:values-cell-range-address="MongoDB_FInal.R2:MongoDB_FInal.R6" chart:class="chart:scatter">
            <chart:domain table:cell-range-address="MongoDB_FInal.C2:MongoDB_FInal.C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goDB_FInal.C2:MongoDB_FInal.C6</svg:desc>
                </draw:g>
              </table:table-cell>
              <table:table-cell office:value-type="float" office:value="12.5412777777778">
                <text:p>12.5412777777778</text:p>
                <draw:g>
                  <svg:desc>MongoDB_FInal.R2:MongoDB_FInal.R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022">
                <text:p>25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.9268333333333">
                <text:p>37.926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.7547222222222">
                <text:p>50.7547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.5166666666667">
                <text:p>64.5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553cm" svg:y="0.315cm" chart:style-name="ch2">
          <text:p>Les temps d'exécution par taille de données : MongoDB vs AWS</text:p>
        </chart:title>
        <chart:legend chart:legend-position="end" svg:x="13.252cm" svg:y="4.034cm" style:legend-expansion="high" chart:style-name="ch3"/>
        <chart:plot-area chart:style-name="ch4" table:cell-range-address="MongoVsAthena.C2:MongoVsAthena.D6" chart:data-source-has-labels="row" svg:x="1.278cm" svg:y="1.196cm" svg:width="11.655cm" svg:height="6.701cm">
          <chartooo:coordinate-region svg:x="2.27cm" svg:y="1.356cm" svg:width="10.423cm" svg:height="5.973cm"/>
          <chart:axis chart:dimension="x" chart:name="primary-x" chart:style-name="ch5">
            <chart:title svg:x="5.381cm" svg:y="8.077cm" chart:style-name="ch6">
              <text:p>Taille de données (GB)</text:p>
            </chart:title>
          </chart:axis>
          <chart:axis chart:dimension="y" chart:name="primary-y" chart:style-name="ch5">
            <chart:title svg:x="0.451cm" svg:y="6.799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MongoVsAthena.D2:MongoVsAthena.D6" loext:label-string="aws" chart:class="chart:scatter">
            <chart:data-point chart:repeated="5"/>
          </chart:series>
          <chart:series chart:style-name="ch10" chart:values-cell-range-address="MongoVsAthena.C2:MongoVsAthena.C6" loext:label-string="mongodb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s</text:p>
              </table:table-cell>
              <table:table-cell office:value-type="string">
                <text:p>mongo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8.31">
                <text:p>1898.31</text:p>
                <draw:g>
                  <svg:desc>MongoVsAthena.D2:MongoVsAthena.D6</svg:desc>
                </draw:g>
              </table:table-cell>
              <table:table-cell office:value-type="float" office:value="750">
                <text:p>750</text:p>
                <draw:g>
                  <svg:desc>MongoVsAthena.C2:MongoVsAthena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3.6562171">
                <text:p>3533.6562171</text:p>
              </table:table-cell>
              <table:table-cell office:value-type="float" office:value="1504.98">
                <text:p>1504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84.91494989">
                <text:p>5284.91494989</text:p>
              </table:table-cell>
              <table:table-cell office:value-type="float" office:value="2265.96">
                <text:p>2265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28.88">
                <text:p>7228.88</text:p>
              </table:table-cell>
              <table:table-cell office:value-type="float" office:value="3043.21">
                <text:p>3043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74cm" svg:height="9.004cm" xlink:href=".." xlink:type="simple" chart:class="chart:stock" chart:column-mapping="3 0 1 2" chart:style-name="ch1">
        <chart:title svg:x="0.012cm" svg:y="0.315cm" chart:style-name="ch2">
          <text:p>Les temps d'exécution en fonction de la taille de l'ensemble de données (MongoDB)</text:p>
        </chart:title>
        <chart:plot-area chart:style-name="ch3" table:cell-range-address="MongoDB_FInal.S2:MongoDB_FInal.T6 MongoDB_FInal.N2:MongoDB_FInal.O6" svg:x="1.372cm" svg:y="1.195cm" svg:width="14.387cm" svg:height="6.698cm">
          <chartooo:coordinate-region svg:x="2.364cm" svg:y="1.355cm" svg:width="13.395cm" svg:height="5.97cm"/>
          <chart:axis chart:dimension="x" chart:name="primary-x" chart:style-name="ch4">
            <chart:title svg:x="6.841cm" svg:y="8.073cm" chart:style-name="ch5">
              <text:p>Taille de données (GB)</text:p>
            </chart:title>
          </chart:axis>
          <chart:axis chart:dimension="y" chart:name="primary-y" chart:style-name="ch4">
            <chart:title svg:x="0.531cm" svg:y="6.705cm" chart:style-name="ch6">
              <text:p>Temps d'xécution (secondes)</text:p>
            </chart:title>
            <chart:grid chart:style-name="ch7" chart:class="major"/>
          </chart:axis>
          <chart:series chart:values-cell-range-address="MongoDB_FInal.T2:MongoDB_FInal.T6" chart:attached-axis="primary-y">
            <chart:data-point chart:repeated="5"/>
          </chart:series>
          <chart:series chart:values-cell-range-address="MongoDB_FInal.N2:MongoDB_FInal.N6" chart:attached-axis="primary-y">
            <chart:data-point chart:repeated="5"/>
          </chart:series>
          <chart:series chart:values-cell-range-address="MongoDB_FInal.O2:MongoDB_FInal.O6" chart:attached-axis="primary-y">
            <chart:data-point chart:repeated="5"/>
          </chart:series>
          <chart:series chart:values-cell-range-address="MongoDB_FInal.S2:MongoDB_FInal.S6" chart:attached-axis="primary-y">
            <chart:data-point chart:repeated="5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1.21">
                <text:p>751.21</text:p>
                <draw:g>
                  <svg:desc>MongoDB_FInal.T2:MongoDB_FInal.T6</svg:desc>
                </draw:g>
              </table:table-cell>
              <table:table-cell office:value-type="float" office:value="748.92">
                <text:p>748.92</text:p>
                <draw:g>
                  <svg:desc>MongoDB_FInal.N2:MongoDB_FInal.N6</svg:desc>
                </draw:g>
              </table:table-cell>
              <table:table-cell office:value-type="float" office:value="756.53">
                <text:p>756.53</text:p>
                <draw:g>
                  <svg:desc>MongoDB_FInal.O2:MongoDB_FInal.O6</svg:desc>
                </draw:g>
              </table:table-cell>
              <table:table-cell office:value-type="float" office:value="753.02">
                <text:p>753.02</text:p>
                <draw:g>
                  <svg:desc>MongoDB_FInal.S2:MongoDB_FInal.S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7.27">
                <text:p>1497.27</text:p>
              </table:table-cell>
              <table:table-cell office:value-type="float" office:value="1495.15">
                <text:p>1495.15</text:p>
              </table:table-cell>
              <table:table-cell office:value-type="float" office:value="1509.66">
                <text:p>1509.66</text:p>
              </table:table-cell>
              <table:table-cell office:value-type="float" office:value="1504.88">
                <text:p>1504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0.925">
                <text:p>2270.925</text:p>
              </table:table-cell>
              <table:table-cell office:value-type="float" office:value="2265.96">
                <text:p>2265.96</text:p>
              </table:table-cell>
              <table:table-cell office:value-type="float" office:value="2284.98">
                <text:p>2284.98</text:p>
              </table:table-cell>
              <table:table-cell office:value-type="float" office:value="2280.435">
                <text:p>2280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9.2">
                <text:p>3039.2</text:p>
              </table:table-cell>
              <table:table-cell office:value-type="float" office:value="3035.19">
                <text:p>3035.19</text:p>
              </table:table-cell>
              <table:table-cell office:value-type="float" office:value="3057.45">
                <text:p>3057.45</text:p>
              </table:table-cell>
              <table:table-cell office:value-type="float" office:value="3050.33">
                <text:p>305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71">
                <text:p>3871</text:p>
              </table:table-cell>
              <table:table-cell office:value-type="float" office:value="3871">
                <text:p>3871</text:p>
              </table:table-cell>
              <table:table-cell office:value-type="float" office:value="3871">
                <text:p>3871</text:p>
              </table:table-cell>
              <table:table-cell office:value-type="float" office:value="3871">
                <text:p>38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24cm" svg:height="9.022cm" xlink:href=".." xlink:type="simple" chart:class="chart:scatter" chart:style-name="ch1">
        <chart:title svg:x="0.2cm" svg:y="0.315cm" chart:style-name="ch2">
          <text:p>Temps d'exécution de la détection et la taille de données analysées avec MongoDB</text:p>
        </chart:title>
        <chart:legend chart:legend-position="end" svg:x="14.384cm" svg:y="4.251cm" style:legend-expansion="high" chart:style-name="ch3"/>
        <chart:plot-area chart:style-name="ch4" table:cell-range-address="MongoDB_FInal.C2:MongoDB_FInal.C6 MongoDB_FInal.P2:MongoDB_FInal.P6" chart:data-source-has-labels="row" svg:x="1.299cm" svg:y="1.196cm" svg:width="12.745cm" svg:height="6.717cm">
          <chartooo:coordinate-region svg:x="2.291cm" svg:y="1.356cm" svg:width="11.513cm" svg:height="5.989cm"/>
          <chart:axis chart:dimension="x" chart:name="primary-x" chart:style-name="ch5">
            <chart:title svg:x="5.947cm" svg:y="8.093cm" chart:style-name="ch6">
              <text:p>Taille de données (GB)</text:p>
            </chart:title>
          </chart:axis>
          <chart:axis chart:dimension="y" chart:name="primary-y" chart:style-name="ch5">
            <chart:title svg:x="0.451cm" svg:y="6.807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MongoDB_FInal.P2:MongoDB_FInal.P6" loext:label-string="mediane" chart:class="chart:scatter">
            <chart:domain table:cell-range-address="MongoDB_FInal.C2:MongoDB_FInal.C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dia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goDB_FInal.C2:MongoDB_FInal.C6</svg:desc>
                </draw:g>
              </table:table-cell>
              <table:table-cell office:value-type="float" office:value="752.34">
                <text:p>752.34</text:p>
                <draw:g>
                  <svg:desc>MongoDB_FInal.P2:MongoDB_FInal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01.56">
                <text:p>1501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75.89">
                <text:p>2275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43.21">
                <text:p>3043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71">
                <text:p>3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1cm" xlink:href=".." xlink:type="simple" chart:class="chart:stock" chart:style-name="ch1">
        <chart:legend chart:legend-position="end" svg:x="14.533cm" svg:y="4.24cm" style:legend-expansion="high" chart:style-name="ch2"/>
        <chart:plot-area chart:style-name="ch3" table:cell-range-address="Spark_Final.O2:Spark_Final.P6" svg:x="0.319cm" svg:y="0.18cm" svg:width="13.895cm" svg:height="8.641cm">
          <chartooo:coordinate-region svg:x="1.311cm" svg:y="0.34cm" svg:width="12.903cm" svg:height="8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attached-axis="primary-y">
            <chart:data-point/>
          </chart:series>
          <chart:series chart:values-cell-range-address="Spark_Final.O2:Spark_Final.O6" chart:attached-axis="primary-y">
            <chart:data-point/>
          </chart:series>
          <chart:series chart:values-cell-range-address="Spark_Final.P2:Spark_Final.P6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21">
                <text:p>421</text:p>
                <draw:g>
                  <svg:desc>Spark_Final.O2:Spark_Final.O6</svg:desc>
                </draw:g>
              </table:table-cell>
              <table:table-cell office:value-type="float" office:value="1137">
                <text:p>1137</text:p>
                <draw:g>
                  <svg:desc>Spark_Final.P2:Spark_Final.P6</svg:desc>
                </draw:g>
              </table:table-cell>
            </table:table-row>
            <table:table-row>
              <table:table-cell office:value-type="string"/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/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/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/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color="#b3b3b3" draw:fill-color="#000000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65cm" svg:height="9.373cm" xlink:href=".." xlink:type="simple" chart:class="chart:stock" chart:column-mapping="2 0 1 3" chart:style-name="ch1">
        <chart:title svg:x="0.848cm" svg:y="0.322cm" chart:style-name="ch2">
          <text:p>Les temps d'exécution en fonction de la taille de l'ensemble de données</text:p>
        </chart:title>
        <chart:plot-area chart:style-name="ch3" table:cell-range-address="Spark_Final.S2:Spark_Final.T7 Spark_Final.O2:Spark_Final.P7" svg:x="1.278cm" svg:y="1.21cm" svg:width="14.368cm" svg:height="7.047cm">
          <chartooo:coordinate-region svg:x="2.27cm" svg:y="1.37cm" svg:width="13.376cm" svg:height="6.319cm"/>
          <chart:axis chart:dimension="x" chart:name="primary-x" chart:style-name="ch4">
            <chart:title svg:x="6.738cm" svg:y="8.444cm" chart:style-name="ch5">
              <text:p>Taille de données (GB)</text:p>
            </chart:title>
          </chart:axis>
          <chart:axis chart:dimension="y" chart:name="primary-y" chart:style-name="ch4">
            <chart:title svg:x="0.451cm" svg:y="6.986cm" chart:style-name="ch6">
              <text:p>Temps d'exécution (secondes)</text:p>
            </chart:title>
            <chart:grid chart:style-name="ch7" chart:class="major"/>
          </chart:axis>
          <chart:series chart:values-cell-range-address="Spark_Final.S2:Spark_Final.S7" chart:attached-axis="primary-y">
            <chart:data-point chart:repeated="6"/>
          </chart:series>
          <chart:series chart:values-cell-range-address="Spark_Final.O2:Spark_Final.O7" chart:attached-axis="primary-y">
            <chart:data-point chart:repeated="6"/>
          </chart:series>
          <chart:series chart:values-cell-range-address="Spark_Final.P2:Spark_Final.P7" chart:attached-axis="primary-y">
            <chart:data-point chart:repeated="6"/>
          </chart:series>
          <chart:series chart:values-cell-range-address="Spark_Final.T2:Spark_Final.T7" chart:attached-axis="primary-y">
            <chart:data-point chart:repeated="6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.5">
                <text:p>444.5</text:p>
                <draw:g>
                  <svg:desc>Spark_Final.S2:Spark_Final.S7</svg:desc>
                </draw:g>
              </table:table-cell>
              <table:table-cell office:value-type="float" office:value="421">
                <text:p>421</text:p>
                <draw:g>
                  <svg:desc>Spark_Final.O2:Spark_Final.O7</svg:desc>
                </draw:g>
              </table:table-cell>
              <table:table-cell office:value-type="float" office:value="1137">
                <text:p>1137</text:p>
                <draw:g>
                  <svg:desc>Spark_Final.P2:Spark_Final.P7</svg:desc>
                </draw:g>
              </table:table-cell>
              <table:table-cell office:value-type="float" office:value="888.25">
                <text:p>888.25</text:p>
                <draw:g>
                  <svg:desc>Spark_Final.T2:Spark_Final.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6.5">
                <text:p>866.5</text:p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  <table:table-cell office:value-type="float" office:value="953.25">
                <text:p>95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.5">
                <text:p>1576.5</text:p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25">
                <text:p>1871.25</text:p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  <table:table-cell office:value-type="float" office:value="2088.5">
                <text:p>20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8.25">
                <text:p>3008.25</text:p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  <table:table-cell office:value-type="float" office:value="3151.25">
                <text:p>315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.25">
                <text:p>4092.25</text:p>
              </table:table-cell>
              <table:table-cell office:value-type="float" office:value="4024">
                <text:p>4024</text:p>
              </table:table-cell>
              <table:table-cell office:value-type="float" office:value="5627">
                <text:p>5627</text:p>
              </table:table-cell>
              <table:table-cell office:value-type="float" office:value="4497">
                <text:p>44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58cm" svg:y="0.315cm" chart:style-name="ch2">
          <text:p>Liens et anomalies identifiés par taille de l'ensemble de données</text:p>
        </chart:title>
        <chart:legend chart:legend-position="end" svg:x="13.684cm" svg:y="4.031cm" style:legend-expansion="high" chart:style-name="ch3"/>
        <chart:plot-area chart:style-name="ch4" table:cell-range-address="Spark_links.D3:Spark_links.E8" chart:data-source-has-labels="row" svg:x="1.279cm" svg:y="1.196cm" svg:width="12.085cm" svg:height="6.695cm">
          <chartooo:coordinate-region svg:x="2.456cm" svg:y="1.356cm" svg:width="10.908cm" svg:height="5.967cm"/>
          <chart:axis chart:dimension="x" chart:name="primary-x" chart:style-name="ch5">
            <chart:title svg:x="5.597cm" svg:y="8.071cm" chart:style-name="ch6">
              <text:p>Taille de données (GB)</text:p>
            </chart:title>
          </chart:axis>
          <chart:axis chart:dimension="y" chart:name="primary-y" chart:style-name="ch7">
            <chart:title svg:x="0.451cm" svg:y="5.791cm" chart:style-name="ch8">
              <text:p>Nombre de liens</text:p>
            </chart:title>
            <chart:grid chart:style-name="ch9" chart:class="major"/>
          </chart:axis>
          <chart:series chart:style-name="ch10" chart:values-cell-range-address="Spark_links.D3:Spark_links.D8" loext:label-string="tous" chart:class="chart:bar">
            <chart:data-point chart:repeated="6"/>
          </chart:series>
          <chart:series chart:style-name="ch11" chart:values-cell-range-address="Spark_links.E3:Spark_links.E8" loext:label-string="anomalies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us</text:p>
              </table:table-cell>
              <table:table-cell office:value-type="string">
                <text:p>anomal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78">
                <text:p>43178</text:p>
                <draw:g>
                  <svg:desc>Spark_links.D3:Spark_links.D8</svg:desc>
                </draw:g>
              </table:table-cell>
              <table:table-cell office:value-type="float" office:value="422">
                <text:p>422</text:p>
                <draw:g>
                  <svg:desc>Spark_links.E3:Spark_links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23">
                <text:p>4592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592">
                <text:p>475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809">
                <text:p>4880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739">
                <text:p>5073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376">
                <text:p>52376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36cm" svg:height="9.014cm" xlink:href=".." xlink:type="simple" chart:class="chart:scatter" chart:style-name="ch1">
        <chart:title svg:x="0.06cm" svg:y="0.315cm" chart:style-name="ch2">
          <text:p>Les temps d'exécution de la détection  avec Amazon Athena  et Amazon S3</text:p>
        </chart:title>
        <chart:plot-area chart:style-name="ch3" table:cell-range-address="Athena_Final.B3:Athena_Final.C7" svg:x="1.263cm" svg:y="1.196cm" svg:width="13.669cm" svg:height="6.709cm">
          <chartooo:coordinate-region svg:x="2.255cm" svg:y="1.357cm" svg:width="12.252cm" svg:height="5.98cm"/>
          <chart:axis chart:dimension="x" chart:name="primary-x" chart:style-name="ch4">
            <chart:title svg:x="6.373cm" svg:y="8.085cm" chart:style-name="ch5">
              <text:p>Taille de données (GB)</text:p>
            </chart:title>
          </chart:axis>
          <chart:axis chart:dimension="y" chart:name="primary-y" chart:style-name="ch4">
            <chart:title svg:x="0.451cm" svg:y="6.803cm" chart:style-name="ch6">
              <text:p>Temps d'exécution (secondes)</text:p>
            </chart:title>
            <chart:grid chart:style-name="ch7" chart:class="major"/>
          </chart:axis>
          <chart:series chart:style-name="ch8" chart:values-cell-range-address="Athena_Final.C3:Athena_Final.C7" chart:class="chart:scatter">
            <chart:domain table:cell-range-address="Athena_Final.B3:Athena_Final.B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thena_Final.B3:Athena_Final.B7</svg:desc>
                </draw:g>
              </table:table-cell>
              <table:table-cell office:value-type="float" office:value="1898.31">
                <text:p>1898.31</text:p>
                <draw:g>
                  <svg:desc>Athena_Final.C3:Athena_Final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33.6562171">
                <text:p>3533.6562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284.91494989">
                <text:p>5284.91494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228.88">
                <text:p>7228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84.873281">
                <text:p>8984.8732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24cm" svg:height="9.022cm" xlink:href=".." xlink:type="simple" chart:class="chart:scatter" chart:style-name="ch1">
        <chart:title svg:x="0.2cm" svg:y="0.315cm" chart:style-name="ch2">
          <text:p>Temps d'exécution de la détection et la taille de données analysées avec MongoDB</text:p>
        </chart:title>
        <chart:legend chart:legend-position="end" svg:x="14.384cm" svg:y="4.251cm" style:legend-expansion="high" chart:style-name="ch3"/>
        <chart:plot-area chart:style-name="ch4" table:cell-range-address="MongoDB_FInal.C2:MongoDB_FInal.C6 MongoDB_FInal.P2:MongoDB_FInal.P6" chart:data-source-has-labels="row" svg:x="1.299cm" svg:y="1.196cm" svg:width="12.745cm" svg:height="6.717cm">
          <chartooo:coordinate-region svg:x="2.291cm" svg:y="1.356cm" svg:width="11.513cm" svg:height="5.989cm"/>
          <chart:axis chart:dimension="x" chart:name="primary-x" chart:style-name="ch5">
            <chart:title svg:x="5.947cm" svg:y="8.093cm" chart:style-name="ch6">
              <text:p>Taille de données (GB)</text:p>
            </chart:title>
          </chart:axis>
          <chart:axis chart:dimension="y" chart:name="primary-y" chart:style-name="ch5">
            <chart:title svg:x="0.451cm" svg:y="6.807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MongoDB_FInal.P2:MongoDB_FInal.P6" loext:label-string="mediane" chart:class="chart:scatter">
            <chart:domain table:cell-range-address="MongoDB_FInal.C2:MongoDB_FInal.C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dia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goDB_FInal.C2:MongoDB_FInal.C6</svg:desc>
                </draw:g>
              </table:table-cell>
              <table:table-cell office:value-type="float" office:value="752.34">
                <text:p>752.34</text:p>
                <draw:g>
                  <svg:desc>MongoDB_FInal.P2:MongoDB_FInal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01.56">
                <text:p>1501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75.89">
                <text:p>2275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43.21">
                <text:p>3043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71">
                <text:p>38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19cm" svg:y="0.315cm" chart:style-name="ch2">
          <text:p>Temps d'exécution par technologie lors d'un seul essai</text:p>
        </chart:title>
        <chart:legend chart:legend-position="end" svg:x="13.624cm" svg:y="3.821cm" style:legend-expansion="high" chart:style-name="ch3"/>
        <chart:plot-area chart:style-name="ch4" table:cell-range-address="'All-recap'.B2:'All-recap'.E7" chart:data-source-has-labels="row" svg:x="1.279cm" svg:y="1.196cm" svg:width="12.025cm" svg:height="6.695cm">
          <chartooo:coordinate-region svg:x="2.271cm" svg:y="1.356cm" svg:width="10.939cm" svg:height="5.967cm"/>
          <chart:axis chart:dimension="x" chart:name="primary-x" chart:style-name="ch5">
            <chart:title svg:x="5.567cm" svg:y="8.071cm" chart:style-name="ch6">
              <text:p>Taille de données (GB)</text:p>
            </chart:title>
          </chart:axis>
          <chart:axis chart:dimension="y" chart:name="primary-y" chart:style-name="ch5">
            <chart:title svg:x="0.451cm" svg:y="6.704cm" chart:style-name="ch7">
              <text:p>Tems d'exécution (secondes)</text:p>
            </chart:title>
            <chart:grid chart:style-name="ch8" chart:class="major"/>
          </chart:axis>
          <chart:series chart:style-name="ch9" chart:values-cell-range-address="'All-recap'.C2:'All-recap'.C7" loext:label-string="aws" chart:class="chart:scatter">
            <chart:domain table:cell-range-address="'All-recap'.B2:'All-recap'.B7"/>
            <chart:data-point chart:repeated="6"/>
          </chart:series>
          <chart:series chart:style-name="ch10" chart:values-cell-range-address="'All-recap'.D2:'All-recap'.D7" loext:label-string="mongo" chart:class="chart:scatter">
            <chart:data-point chart:repeated="6"/>
          </chart:series>
          <chart:series chart:style-name="ch11" chart:values-cell-range-address="'All-recap'.E2:'All-recap'.E7" loext:label-string="spark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ws</text:p>
              </table:table-cell>
              <table:table-cell office:value-type="string">
                <text:p>mongo</text:p>
              </table:table-cell>
              <table:table-cell office:value-type="string">
                <text:p>spar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ll-recap'.B2:'All-recap'.B7</svg:desc>
                </draw:g>
              </table:table-cell>
              <table:table-cell office:value-type="float" office:value="1898.31">
                <text:p>1898.31</text:p>
                <draw:g>
                  <svg:desc>'All-recap'.C2:'All-recap'.C7</svg:desc>
                </draw:g>
              </table:table-cell>
              <table:table-cell office:value-type="float" office:value="752.03">
                <text:p>752.03</text:p>
                <draw:g>
                  <svg:desc>'All-recap'.D2:'All-recap'.D7</svg:desc>
                </draw:g>
              </table:table-cell>
              <table:table-cell office:value-type="float" office:value="838">
                <text:p>838</text:p>
                <draw:g>
                  <svg:desc>'All-recap'.E2:'All-recap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33.6562171">
                <text:p>3533.6562171</text:p>
              </table:table-cell>
              <table:table-cell office:value-type="float" office:value="1499.28">
                <text:p>1499.2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284.91494989">
                <text:p>5284.91494989</text:p>
              </table:table-cell>
              <table:table-cell office:value-type="float" office:value="2275.89">
                <text:p>2275.89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228.88">
                <text:p>7228.88</text:p>
              </table:table-cell>
              <table:table-cell office:value-type="float" office:value="3035.19">
                <text:p>3035.19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871">
                <text:p>3871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9">
                <text:p>460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